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ource Sans Pro" svg:font-family="'Source Sans Pro', source-sans-pro, HelveticaNeue, 'Helvetica Neue', Helvetica, Arial, sans-serif"/>
    <style:font-face style:name="StarSymbol" svg:font-family="StarSymbol"/>
    <style:font-face style:name="Times New Roman1" svg:font-family="'Times New Roman'"/>
    <style:font-face style:name="Consolas1" svg:font-family="Consolas" style:font-adornments="Standard" style:font-family-generic="roman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Consolas" svg:font-family="Consolas" style:font-adornments="Standard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17411d" officeooo:paragraph-rsid="0019b9af"/>
    </style:style>
    <style:style style:name="P2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3" style:family="paragraph" style:parent-style-name="Absatz_20__28_folgende_29_">
      <style:text-properties officeooo:paragraph-rsid="001a1b6a"/>
    </style:style>
    <style:style style:name="P4" style:family="paragraph" style:parent-style-name="Absatz_20__28_folgende_29_">
      <style:text-properties officeooo:rsid="0017411d" officeooo:paragraph-rsid="0055183f"/>
    </style:style>
    <style:style style:name="P5" style:family="paragraph" style:parent-style-name="Standard">
      <style:text-properties officeooo:rsid="0017411d" officeooo:paragraph-rsid="001d05f3"/>
    </style:style>
    <style:style style:name="P6" style:family="paragraph" style:parent-style-name="Standard">
      <style:text-properties officeooo:rsid="0017411d" officeooo:paragraph-rsid="002059d2"/>
    </style:style>
    <style:style style:name="P7" style:family="paragraph" style:parent-style-name="Standard">
      <style:text-properties officeooo:paragraph-rsid="0017bdc6"/>
    </style:style>
    <style:style style:name="P8" style:family="paragraph" style:parent-style-name="Standard">
      <style:text-properties officeooo:rsid="0017bdc6" officeooo:paragraph-rsid="0017bdc6"/>
    </style:style>
    <style:style style:name="P9" style:family="paragraph" style:parent-style-name="Standard">
      <style:text-properties officeooo:rsid="0027a593" officeooo:paragraph-rsid="0027a593"/>
    </style:style>
    <style:style style:name="P10" style:family="paragraph" style:parent-style-name="Standard">
      <style:text-properties officeooo:paragraph-rsid="00487f32"/>
    </style:style>
    <style:style style:name="P11" style:family="paragraph" style:parent-style-name="Standard">
      <style:text-properties officeooo:paragraph-rsid="002f37ba"/>
    </style:style>
    <style:style style:name="P12" style:family="paragraph" style:parent-style-name="Standard">
      <style:text-properties officeooo:rsid="002898f8" officeooo:paragraph-rsid="002898f8"/>
    </style:style>
    <style:style style:name="P13" style:family="paragraph" style:parent-style-name="Standard">
      <style:text-properties officeooo:paragraph-rsid="002898f8"/>
    </style:style>
    <style:style style:name="P14" style:family="paragraph" style:parent-style-name="Standard">
      <style:text-properties officeooo:rsid="002898f8" officeooo:paragraph-rsid="002eec16"/>
    </style:style>
    <style:style style:name="P15" style:family="paragraph" style:parent-style-name="Standard">
      <style:text-properties officeooo:rsid="002898f8" officeooo:paragraph-rsid="003f6e20"/>
    </style:style>
    <style:style style:name="P16" style:family="paragraph" style:parent-style-name="Standard">
      <style:text-properties officeooo:rsid="002898f8" officeooo:paragraph-rsid="00495c1d"/>
    </style:style>
    <style:style style:name="P17" style:family="paragraph" style:parent-style-name="Standard">
      <style:text-properties officeooo:paragraph-rsid="00425952"/>
    </style:style>
    <style:style style:name="P18" style:family="paragraph" style:parent-style-name="Standard">
      <style:text-properties officeooo:paragraph-rsid="0043c1b5"/>
    </style:style>
    <style:style style:name="P19" style:family="paragraph" style:parent-style-name="Standard">
      <style:text-properties officeooo:rsid="0043c1b5" officeooo:paragraph-rsid="0043c1b5"/>
    </style:style>
    <style:style style:name="P20" style:family="paragraph" style:parent-style-name="Standard">
      <style:text-properties officeooo:paragraph-rsid="004afa1a"/>
    </style:style>
    <style:style style:name="P21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22" style:family="paragraph" style:parent-style-name="Standard">
      <style:text-properties officeooo:paragraph-rsid="006d6a32"/>
    </style:style>
    <style:style style:name="P23" style:family="paragraph" style:parent-style-name="Standard">
      <style:text-properties officeooo:paragraph-rsid="00443c9b"/>
    </style:style>
    <style:style style:name="P24" style:family="paragraph" style:parent-style-name="Subtitle">
      <style:text-properties officeooo:rsid="0017411d" officeooo:paragraph-rsid="0019b9af"/>
    </style:style>
    <style:style style:name="P25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26" style:family="paragraph" style:parent-style-name="Absatz_20__28_folgende_29_">
      <style:text-properties officeooo:paragraph-rsid="001a1b6a"/>
    </style:style>
    <style:style style:name="P27" style:family="paragraph" style:parent-style-name="Absatz_20__28_folgende_29_">
      <style:text-properties officeooo:rsid="0017411d" officeooo:paragraph-rsid="0055183f"/>
    </style:style>
    <style:style style:name="P28" style:family="paragraph" style:parent-style-name="Absatz_20__28_folgende_29_">
      <style:text-properties officeooo:rsid="0017411d" officeooo:paragraph-rsid="0017411d"/>
    </style:style>
    <style:style style:name="P29" style:family="paragraph" style:parent-style-name="Absatz_20__28_folgende_29_">
      <style:text-properties fo:font-style="italic" officeooo:rsid="0017411d" officeooo:paragraph-rsid="001a1b6a" style:font-style-asian="italic" style:font-style-complex="italic"/>
    </style:style>
    <style:style style:name="P30" style:family="paragraph" style:parent-style-name="Standard">
      <style:text-properties officeooo:rsid="0017411d" officeooo:paragraph-rsid="001d05f3"/>
    </style:style>
    <style:style style:name="P31" style:family="paragraph" style:parent-style-name="Standard">
      <style:text-properties officeooo:rsid="0017411d" officeooo:paragraph-rsid="002059d2"/>
    </style:style>
    <style:style style:name="P32" style:family="paragraph" style:parent-style-name="Standard">
      <style:text-properties officeooo:rsid="0017411d" officeooo:paragraph-rsid="0017411d"/>
    </style:style>
    <style:style style:name="P33" style:family="paragraph" style:parent-style-name="Standard">
      <style:text-properties officeooo:rsid="0017411d" officeooo:paragraph-rsid="0017bdc6"/>
    </style:style>
    <style:style style:name="P34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35" style:family="paragraph" style:parent-style-name="Standard">
      <style:text-properties style:font-name="Helvetica2" fo:font-size="10pt" fo:language="de" fo:country="DE" officeooo:rsid="0017411d" officeooo:paragraph-rsid="0027ae4e" style:font-size-asian="10.5pt"/>
    </style:style>
    <style:style style:name="P36" style:family="paragraph" style:parent-style-name="Standard">
      <style:text-properties style:font-name="Helvetica2" fo:font-size="10pt" fo:language="de" fo:country="DE" officeooo:rsid="0017411d" officeooo:paragraph-rsid="002898f8" style:font-size-asian="10.5pt"/>
    </style:style>
    <style:style style:name="P37" style:family="paragraph" style:parent-style-name="Standard">
      <style:text-properties style:font-name="Helvetica2" fo:font-size="10pt" fo:language="de" fo:country="DE" officeooo:rsid="0017bdc6" officeooo:paragraph-rsid="0017411d" style:font-size-asian="10.5pt"/>
    </style:style>
    <style:style style:name="P38" style:family="paragraph" style:parent-style-name="Standard">
      <style:text-properties style:font-name="Helvetica2" fo:font-size="10pt" fo:language="de" fo:country="DE" officeooo:rsid="0017bdc6" officeooo:paragraph-rsid="00222ead" style:font-size-asian="10.5pt"/>
    </style:style>
    <style:style style:name="P39" style:family="paragraph" style:parent-style-name="Standard">
      <style:text-properties style:font-name="Helvetica2" fo:font-size="10pt" fo:language="de" fo:country="DE" officeooo:rsid="001bdffb" officeooo:paragraph-rsid="0017411d" style:font-size-asian="10.5pt"/>
    </style:style>
    <style:style style:name="P40" style:family="paragraph" style:parent-style-name="Standard">
      <style:text-properties officeooo:paragraph-rsid="0017bdc6"/>
    </style:style>
    <style:style style:name="P41" style:family="paragraph" style:parent-style-name="Standard">
      <style:text-properties officeooo:rsid="0017bdc6"/>
    </style:style>
    <style:style style:name="P42" style:family="paragraph" style:parent-style-name="Standard">
      <style:text-properties officeooo:rsid="0017bdc6" officeooo:paragraph-rsid="0017bdc6"/>
    </style:style>
    <style:style style:name="P43" style:family="paragraph" style:parent-style-name="Standard">
      <style:text-properties officeooo:rsid="001d05f3" officeooo:paragraph-rsid="001d05f3"/>
    </style:style>
    <style:style style:name="P44" style:family="paragraph" style:parent-style-name="Standard">
      <style:text-properties officeooo:rsid="002059d2" officeooo:paragraph-rsid="002059d2"/>
    </style:style>
    <style:style style:name="P45" style:family="paragraph" style:parent-style-name="Standard">
      <style:text-properties officeooo:paragraph-rsid="002898f8"/>
    </style:style>
    <style:style style:name="P46" style:family="paragraph" style:parent-style-name="Standard">
      <style:text-properties officeooo:rsid="00194963" officeooo:paragraph-rsid="0027ae4e"/>
    </style:style>
    <style:style style:name="P47" style:family="paragraph" style:parent-style-name="Standard">
      <style:text-properties officeooo:rsid="0027a593" officeooo:paragraph-rsid="0027a593"/>
    </style:style>
    <style:style style:name="P48" style:family="paragraph" style:parent-style-name="Standard">
      <style:text-properties officeooo:rsid="0027ae4e" officeooo:paragraph-rsid="0027ae4e"/>
    </style:style>
    <style:style style:name="P49" style:family="paragraph" style:parent-style-name="Standard">
      <style:text-properties officeooo:rsid="002898f8" officeooo:paragraph-rsid="002898f8"/>
    </style:style>
    <style:style style:name="P50" style:family="paragraph" style:parent-style-name="Standard">
      <style:text-properties officeooo:rsid="002898f8" officeooo:paragraph-rsid="002eec16"/>
    </style:style>
    <style:style style:name="P51" style:family="paragraph" style:parent-style-name="Standard">
      <style:text-properties officeooo:rsid="002898f8" officeooo:paragraph-rsid="003f6e20"/>
    </style:style>
    <style:style style:name="P52" style:family="paragraph" style:parent-style-name="Standard">
      <style:text-properties officeooo:rsid="002898f8" officeooo:paragraph-rsid="0048e453"/>
    </style:style>
    <style:style style:name="P53" style:family="paragraph" style:parent-style-name="Standard">
      <style:text-properties officeooo:rsid="002898f8" officeooo:paragraph-rsid="00495c1d"/>
    </style:style>
    <style:style style:name="P54" style:family="paragraph" style:parent-style-name="Standard">
      <style:text-properties officeooo:paragraph-rsid="002f37ba"/>
    </style:style>
    <style:style style:name="P55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56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57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58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59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60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61" style:family="paragraph" style:parent-style-name="Standard">
      <style:text-properties officeooo:paragraph-rsid="00425952"/>
    </style:style>
    <style:style style:name="P62" style:family="paragraph" style:parent-style-name="Standard">
      <style:text-properties officeooo:paragraph-rsid="0043c1b5"/>
    </style:style>
    <style:style style:name="P63" style:family="paragraph" style:parent-style-name="Standard">
      <style:text-properties officeooo:paragraph-rsid="00487f32"/>
    </style:style>
    <style:style style:name="P64" style:family="paragraph" style:parent-style-name="Standard">
      <style:text-properties officeooo:paragraph-rsid="004afa1a"/>
    </style:style>
    <style:style style:name="P65" style:family="paragraph" style:parent-style-name="Standard">
      <style:text-properties officeooo:rsid="002eec16" officeooo:paragraph-rsid="002898f8"/>
    </style:style>
    <style:style style:name="P66" style:family="paragraph" style:parent-style-name="Standard">
      <style:text-properties officeooo:rsid="003f6e20" officeooo:paragraph-rsid="003f6e20"/>
    </style:style>
    <style:style style:name="P67" style:family="paragraph" style:parent-style-name="Standard">
      <style:text-properties officeooo:rsid="003fd263" officeooo:paragraph-rsid="003f6e20"/>
    </style:style>
    <style:style style:name="P68" style:family="paragraph" style:parent-style-name="Standard">
      <style:text-properties officeooo:rsid="00425952" officeooo:paragraph-rsid="00425952"/>
    </style:style>
    <style:style style:name="P69" style:family="paragraph" style:parent-style-name="Standard">
      <style:text-properties officeooo:rsid="0043c1b5" officeooo:paragraph-rsid="0043c1b5"/>
    </style:style>
    <style:style style:name="P70" style:family="paragraph" style:parent-style-name="Standard">
      <style:text-properties officeooo:rsid="002a282b" officeooo:paragraph-rsid="003f6e20"/>
    </style:style>
    <style:style style:name="P71" style:family="paragraph" style:parent-style-name="Standard">
      <style:text-properties style:font-name="Times New Roman" fo:font-size="10pt" fo:language="de" fo:country="DE" officeooo:rsid="0017bdc6" officeooo:paragraph-rsid="00270827" style:font-size-asian="10.5pt"/>
    </style:style>
    <style:style style:name="P72" style:family="paragraph" style:parent-style-name="Sektion">
      <style:text-properties officeooo:rsid="0017411d" officeooo:paragraph-rsid="0017411d"/>
    </style:style>
    <style:style style:name="P73" style:family="paragraph" style:parent-style-name="Sektion">
      <style:text-properties officeooo:rsid="001bdffb" officeooo:paragraph-rsid="001bdffb"/>
    </style:style>
    <style:style style:name="P74" style:family="paragraph" style:parent-style-name="Standard">
      <style:text-properties officeooo:rsid="0017411d" officeooo:paragraph-rsid="002059d2"/>
    </style:style>
    <style:style style:name="P75" style:family="paragraph" style:parent-style-name="Standard">
      <style:text-properties officeooo:rsid="0017411d" officeooo:paragraph-rsid="001d05f3"/>
    </style:style>
    <style:style style:name="P76" style:family="paragraph" style:parent-style-name="Standard">
      <style:text-properties officeooo:paragraph-rsid="0017bdc6"/>
    </style:style>
    <style:style style:name="P77" style:family="paragraph" style:parent-style-name="Standard">
      <style:text-properties officeooo:rsid="0017bdc6" officeooo:paragraph-rsid="0017bdc6"/>
    </style:style>
    <style:style style:name="P78" style:family="paragraph" style:parent-style-name="Standard">
      <style:text-properties officeooo:rsid="0027a593" officeooo:paragraph-rsid="0027a593"/>
    </style:style>
    <style:style style:name="P79" style:family="paragraph" style:parent-style-name="Standard">
      <style:text-properties officeooo:rsid="00194963" officeooo:paragraph-rsid="00194963"/>
    </style:style>
    <style:style style:name="P80" style:family="paragraph" style:parent-style-name="Standard">
      <style:text-properties officeooo:rsid="00194963" officeooo:paragraph-rsid="0062d6bf"/>
    </style:style>
    <style:style style:name="P81" style:family="paragraph" style:parent-style-name="Standard" style:list-style-name="L1">
      <style:text-properties officeooo:rsid="00194963" officeooo:paragraph-rsid="0062d6bf"/>
    </style:style>
    <style:style style:name="P82" style:family="paragraph" style:parent-style-name="Standard" style:list-style-name="L1">
      <style:text-properties officeooo:rsid="00194963" officeooo:paragraph-rsid="00665bcb"/>
    </style:style>
    <style:style style:name="P83" style:family="paragraph" style:parent-style-name="Standard">
      <style:text-properties officeooo:rsid="00194963" officeooo:paragraph-rsid="002898f8"/>
    </style:style>
    <style:style style:name="P84" style:family="paragraph" style:parent-style-name="Standard">
      <style:text-properties officeooo:rsid="00194963" officeooo:paragraph-rsid="00665bcb"/>
    </style:style>
    <style:style style:name="P85" style:family="paragraph" style:parent-style-name="Standard">
      <style:text-properties officeooo:paragraph-rsid="00487f32"/>
    </style:style>
    <style:style style:name="P86" style:family="paragraph" style:parent-style-name="Standard">
      <style:text-properties officeooo:paragraph-rsid="002f37ba"/>
    </style:style>
    <style:style style:name="P87" style:family="paragraph" style:parent-style-name="Standard">
      <style:text-properties officeooo:rsid="002898f8" officeooo:paragraph-rsid="002898f8"/>
    </style:style>
    <style:style style:name="P88" style:family="paragraph" style:parent-style-name="Standard">
      <style:text-properties officeooo:rsid="002898f8" officeooo:paragraph-rsid="002eec16"/>
    </style:style>
    <style:style style:name="P89" style:family="paragraph" style:parent-style-name="Standard">
      <style:text-properties officeooo:rsid="002898f8" officeooo:paragraph-rsid="003f6e20"/>
    </style:style>
    <style:style style:name="P90" style:family="paragraph" style:parent-style-name="Standard">
      <style:text-properties officeooo:rsid="002898f8" officeooo:paragraph-rsid="00495c1d"/>
    </style:style>
    <style:style style:name="P91" style:family="paragraph" style:parent-style-name="Standard">
      <style:text-properties officeooo:paragraph-rsid="002898f8"/>
    </style:style>
    <style:style style:name="P92" style:family="paragraph" style:parent-style-name="Standard">
      <style:text-properties officeooo:paragraph-rsid="00425952"/>
    </style:style>
    <style:style style:name="P93" style:family="paragraph" style:parent-style-name="Standard">
      <style:text-properties officeooo:paragraph-rsid="0043c1b5"/>
    </style:style>
    <style:style style:name="P94" style:family="paragraph" style:parent-style-name="Standard">
      <style:text-properties officeooo:rsid="0043c1b5" officeooo:paragraph-rsid="0043c1b5"/>
    </style:style>
    <style:style style:name="P95" style:family="paragraph" style:parent-style-name="Standard">
      <style:text-properties officeooo:paragraph-rsid="004afa1a"/>
    </style:style>
    <style:style style:name="P96" style:family="paragraph" style:parent-style-name="Standard">
      <style:text-properties officeooo:paragraph-rsid="00443c9b"/>
    </style:style>
    <style:style style:name="P97" style:family="paragraph" style:parent-style-name="Standard">
      <style:text-properties officeooo:paragraph-rsid="00665bcb"/>
    </style:style>
    <style:style style:name="P98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99" style:family="paragraph" style:parent-style-name="Standard">
      <style:text-properties style:font-name="Helvetica2" fo:font-size="10pt" fo:language="de" fo:country="DE" officeooo:paragraph-rsid="00665bcb" style:font-size-asian="10.5pt"/>
    </style:style>
    <style:style style:name="P100" style:family="paragraph" style:parent-style-name="Standard">
      <style:text-properties style:font-name="Helvetica2" fo:font-size="10pt" fo:language="de" fo:country="DE" officeooo:rsid="00665bcb" officeooo:paragraph-rsid="0068a5f4" style:font-size-asian="10.5pt"/>
    </style:style>
    <style:style style:name="P101" style:family="paragraph" style:parent-style-name="Standard">
      <style:text-properties officeooo:paragraph-rsid="006802fc"/>
    </style:style>
    <style:style style:name="P102" style:family="paragraph" style:parent-style-name="Standard">
      <style:text-properties officeooo:paragraph-rsid="0068a5f4"/>
    </style:style>
    <style:style style:name="P103" style:family="paragraph" style:parent-style-name="Standard">
      <style:text-properties officeooo:paragraph-rsid="006a9511"/>
    </style:style>
    <style:style style:name="P104" style:family="paragraph" style:parent-style-name="Standard">
      <style:text-properties officeooo:paragraph-rsid="006d6a32"/>
    </style:style>
    <style:style style:name="P105" style:family="paragraph" style:parent-style-name="Standard">
      <style:text-properties officeooo:paragraph-rsid="007546c8"/>
    </style:style>
    <style:style style:name="P106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107" style:family="paragraph" style:parent-style-name="Subtitle">
      <style:text-properties officeooo:rsid="0017411d" officeooo:paragraph-rsid="0019b9af"/>
    </style:style>
    <style:style style:name="P108" style:family="paragraph" style:parent-style-name="Referenz">
      <style:text-properties officeooo:paragraph-rsid="007d3a05"/>
    </style:style>
    <style:style style:name="P109" style:family="paragraph" style:parent-style-name="Referenz">
      <style:text-properties officeooo:paragraph-rsid="007d7580"/>
    </style:style>
    <style:style style:name="P110" style:family="paragraph" style:parent-style-name="Referenz">
      <style:text-properties fo:color="#000000" officeooo:paragraph-rsid="00805580"/>
    </style:style>
    <style:style style:name="P111" style:family="paragraph" style:parent-style-name="Referenz">
      <style:text-properties fo:color="#000000" officeooo:paragraph-rsid="007d3a05"/>
    </style:style>
    <style:style style:name="P112" style:family="paragraph" style:parent-style-name="Referenz">
      <style:text-properties fo:color="#000000" officeooo:paragraph-rsid="007d7580"/>
    </style:style>
    <style:style style:name="P113" style:family="paragraph" style:parent-style-name="Absatz_20__28_folgende_29_">
      <style:text-properties officeooo:paragraph-rsid="001a1b6a"/>
    </style:style>
    <style:style style:name="P114" style:family="paragraph" style:parent-style-name="Absatz_20__28_folgende_29_">
      <style:text-properties officeooo:rsid="0017411d" officeooo:paragraph-rsid="0055183f"/>
    </style:style>
    <style:style style:name="P115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P116" style:family="paragraph" style:parent-style-name="Preformatted_20_Text">
      <style:text-properties style:font-name="Times New Roman" fo:font-size="8pt" fo:language="de" fo:country="DE" fo:background-color="transparent" style:font-size-asian="10.5pt"/>
    </style:style>
    <style:style style:name="P117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9b9af"/>
    </style:style>
    <style:style style:name="T2" style:family="text">
      <style:text-properties officeooo:rsid="002d0140"/>
    </style:style>
    <style:style style:name="T3" style:family="text">
      <style:text-properties officeooo:rsid="001a1b6a"/>
    </style:style>
    <style:style style:name="T4" style:family="text">
      <style:text-properties officeooo:rsid="0017411d"/>
    </style:style>
    <style:style style:name="T5" style:family="text">
      <style:text-properties officeooo:rsid="0055183f"/>
    </style:style>
    <style:style style:name="T6" style:family="text">
      <style:text-properties officeooo:rsid="001d05f3"/>
    </style:style>
    <style:style style:name="T7" style:family="text">
      <style:text-properties officeooo:rsid="001bdffb"/>
    </style:style>
    <style:style style:name="T8" style:family="text">
      <style:text-properties officeooo:rsid="005864a4"/>
    </style:style>
    <style:style style:name="T9" style:family="text">
      <style:text-properties officeooo:rsid="0017bdc6"/>
    </style:style>
    <style:style style:name="T10" style:family="text">
      <style:text-properties officeooo:rsid="0027a593"/>
    </style:style>
    <style:style style:name="T11" style:family="text">
      <style:text-properties officeooo:rsid="003201bd"/>
    </style:style>
    <style:style style:name="T12" style:family="text">
      <style:text-properties officeooo:rsid="00487f32"/>
    </style:style>
    <style:style style:name="T13" style:family="text">
      <style:text-properties officeooo:rsid="0058c1f7"/>
    </style:style>
    <style:style style:name="T14" style:family="text">
      <style:text-properties officeooo:rsid="00468be0"/>
    </style:style>
    <style:style style:name="T15" style:family="text">
      <style:text-properties officeooo:rsid="002f37ba"/>
    </style:style>
    <style:style style:name="T16" style:family="text">
      <style:text-properties officeooo:rsid="00339f45"/>
    </style:style>
    <style:style style:name="T17" style:family="text">
      <style:text-properties officeooo:rsid="002fa184"/>
    </style:style>
    <style:style style:name="T18" style:family="text">
      <style:text-properties officeooo:rsid="00312c99"/>
    </style:style>
    <style:style style:name="T19" style:family="text">
      <style:text-properties officeooo:rsid="00316618"/>
    </style:style>
    <style:style style:name="T20" style:family="text">
      <style:text-properties officeooo:rsid="00353147"/>
    </style:style>
    <style:style style:name="T21" style:family="text">
      <style:text-properties officeooo:rsid="003c0003"/>
    </style:style>
    <style:style style:name="T22" style:family="text">
      <style:text-properties officeooo:rsid="002eec16"/>
    </style:style>
    <style:style style:name="T23" style:family="text">
      <style:text-properties officeooo:rsid="003f6e20"/>
    </style:style>
    <style:style style:name="T24" style:family="text">
      <style:text-properties fo:font-style="italic" officeooo:rsid="003f6e20" style:font-style-asian="italic" style:font-style-complex="italic"/>
    </style:style>
    <style:style style:name="T25" style:family="text">
      <style:text-properties officeooo:rsid="003fd263"/>
    </style:style>
    <style:style style:name="T26" style:family="text">
      <style:text-properties fo:color="#000000" style:font-name="Times New Roman" fo:font-size="10pt" fo:language="de" fo:country="DE" officeooo:rsid="00425952" style:font-size-asian="10.5pt"/>
    </style:style>
    <style:style style:name="T27" style:family="text">
      <style:text-properties officeooo:rsid="0043c1b5"/>
    </style:style>
    <style:style style:name="T28" style:family="text">
      <style:text-properties fo:color="#000000" style:font-name="Times New Roman" fo:font-size="10pt" fo:language="de" fo:country="DE" officeooo:rsid="00443c9b" style:font-size-asian="10.5pt"/>
    </style:style>
    <style:style style:name="T29" style:family="text">
      <style:text-properties fo:font-style="normal" officeooo:rsid="004afa1a" style:font-style-asian="normal" style:font-style-complex="normal"/>
    </style:style>
    <style:style style:name="T30" style:family="text">
      <style:text-properties officeooo:rsid="00665bcb"/>
    </style:style>
    <style:style style:name="T31" style:family="text">
      <style:text-properties officeooo:rsid="0019b9af"/>
    </style:style>
    <style:style style:name="T32" style:family="text">
      <style:text-properties officeooo:rsid="002d0140"/>
    </style:style>
    <style:style style:name="T33" style:family="text">
      <style:text-properties officeooo:rsid="001a1b6a"/>
    </style:style>
    <style:style style:name="T34" style:family="text">
      <style:text-properties officeooo:rsid="0017411d"/>
    </style:style>
    <style:style style:name="T35" style:family="text">
      <style:text-properties officeooo:rsid="0055183f"/>
    </style:style>
    <style:style style:name="T36" style:family="text">
      <style:text-properties officeooo:rsid="001bdffb"/>
    </style:style>
    <style:style style:name="T37" style:family="text">
      <style:text-properties officeooo:rsid="001d05f3"/>
    </style:style>
    <style:style style:name="T38" style:family="text">
      <style:text-properties style:font-name="Times New Roman" fo:font-size="8pt" fo:language="de" fo:country="DE" fo:background-color="transparent" style:font-size-asian="10.5pt"/>
    </style:style>
    <style:style style:name="T39" style:family="text">
      <style:text-properties style:font-name="Times New Roman" fo:font-size="8pt" fo:language="de" fo:country="DE" officeooo:rsid="007d3a05" fo:background-color="transparent" style:font-size-asian="10.5pt"/>
    </style:style>
    <style:style style:name="T40" style:family="text">
      <style:text-properties style:font-name="Times New Roman" fo:font-size="8pt" fo:language="de" fo:country="DE" officeooo:rsid="00805580" fo:background-color="transparent" style:font-size-asian="10.5pt"/>
    </style:style>
    <style:style style:name="T41" style:family="text">
      <style:text-properties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42" style:family="text">
      <style:text-properties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43" style:family="text">
      <style:text-properties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44" style:family="text">
      <style:text-properties style:font-name="Times New Roman" fo:font-size="10pt" fo:language="de" fo:country="DE" style:font-size-asian="10.5pt"/>
    </style:style>
    <style:style style:name="T45" style:family="text">
      <style:text-properties style:font-name="Times New Roman" fo:font-size="10pt" fo:language="de" fo:country="DE" officeooo:rsid="005864a4" style:font-size-asian="10.5pt"/>
    </style:style>
    <style:style style:name="T46" style:family="text">
      <style:text-properties style:font-name="Times New Roman" fo:font-size="10pt" fo:language="de" fo:country="DE" officeooo:rsid="0068a5f4" style:font-size-asian="10.5pt"/>
    </style:style>
    <style:style style:name="T47" style:family="text">
      <style:text-properties style:font-name="Times New Roman" fo:font-size="10pt" fo:language="de" fo:country="DE" officeooo:rsid="00704528" style:font-size-asian="10.5pt"/>
    </style:style>
    <style:style style:name="T48" style:family="text">
      <style:text-properties fo:font-style="italic" officeooo:rsid="0017411d" style:font-style-asian="italic" style:font-style-complex="italic"/>
    </style:style>
    <style:style style:name="T49" style:family="text">
      <style:text-properties fo:font-style="italic" officeooo:rsid="00194963" style:font-style-asian="italic" style:font-style-complex="italic"/>
    </style:style>
    <style:style style:name="T50" style:family="text">
      <style:text-properties fo:font-style="italic" officeooo:rsid="001a1b6a" style:font-style-asian="italic" style:font-style-complex="italic"/>
    </style:style>
    <style:style style:name="T51" style:family="text">
      <style:text-properties fo:font-style="italic" officeooo:rsid="003f6e20" style:font-style-asian="italic" style:font-style-complex="italic"/>
    </style:style>
    <style:style style:name="T52" style:family="text">
      <style:text-properties fo:font-style="italic" officeooo:rsid="004afa1a" style:font-style-asian="italic" style:font-style-complex="italic"/>
    </style:style>
    <style:style style:name="T53" style:family="text">
      <style:text-properties fo:font-style="italic" officeooo:rsid="0058c1f7" style:font-style-asian="italic" style:font-style-complex="italic"/>
    </style:style>
    <style:style style:name="T54" style:family="text">
      <style:text-properties fo:font-style="italic" officeooo:rsid="00665bcb" style:font-style-asian="italic" style:font-style-complex="italic"/>
    </style:style>
    <style:style style:name="T55" style:family="text">
      <style:text-properties fo:font-style="italic" officeooo:rsid="006a9511" style:font-style-asian="italic" style:font-style-complex="italic"/>
    </style:style>
    <style:style style:name="T56" style:family="text">
      <style:text-properties fo:font-style="normal" officeooo:rsid="0017411d" style:font-style-asian="normal" style:font-style-complex="normal"/>
    </style:style>
    <style:style style:name="T57" style:family="text">
      <style:text-properties fo:font-style="normal" officeooo:rsid="001a1b6a" style:font-style-asian="normal" style:font-style-complex="normal"/>
    </style:style>
    <style:style style:name="T58" style:family="text">
      <style:text-properties fo:font-style="normal" officeooo:rsid="001bdffb" style:font-style-asian="normal" style:font-style-complex="normal"/>
    </style:style>
    <style:style style:name="T59" style:family="text">
      <style:text-properties fo:font-style="normal" officeooo:rsid="001d05f3" style:font-style-asian="normal" style:font-style-complex="normal"/>
    </style:style>
    <style:style style:name="T60" style:family="text">
      <style:text-properties fo:font-style="normal" officeooo:rsid="004afa1a" style:font-style-asian="normal" style:font-style-complex="normal"/>
    </style:style>
    <style:style style:name="T61" style:family="text">
      <style:text-properties fo:font-style="normal" officeooo:rsid="0055183f" style:font-style-asian="normal" style:font-style-complex="normal"/>
    </style:style>
    <style:style style:name="T62" style:family="text">
      <style:text-properties fo:font-style="normal" officeooo:rsid="0058c27d" style:font-style-asian="normal" style:font-style-complex="normal"/>
    </style:style>
    <style:style style:name="T63" style:family="text">
      <style:text-properties officeooo:rsid="0017bdc6"/>
    </style:style>
    <style:style style:name="T64" style:family="text">
      <style:text-properties officeooo:rsid="001890a6"/>
    </style:style>
    <style:style style:name="T65" style:family="text">
      <style:text-properties fo:color="#ff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66" style:family="text">
      <style:text-properties fo:color="#ff0000"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67" style:family="text">
      <style:text-properties fo:color="#ff0000"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68" style:family="text">
      <style:text-properties officeooo:rsid="00194963"/>
    </style:style>
    <style:style style:name="T69" style:family="text">
      <style:text-properties officeooo:rsid="001e648b"/>
    </style:style>
    <style:style style:name="T70" style:family="text">
      <style:text-properties officeooo:rsid="001f49b5"/>
    </style:style>
    <style:style style:name="T71" style:family="text">
      <style:text-properties officeooo:rsid="002059d2"/>
    </style:style>
    <style:style style:name="T72" style:family="text">
      <style:text-properties officeooo:rsid="00222ead"/>
    </style:style>
    <style:style style:name="T73" style:family="text">
      <style:text-properties officeooo:rsid="0022ff85"/>
    </style:style>
    <style:style style:name="T74" style:family="text">
      <style:text-properties officeooo:rsid="0024b5f6"/>
    </style:style>
    <style:style style:name="T75" style:family="text">
      <style:text-properties officeooo:rsid="00260b5a"/>
    </style:style>
    <style:style style:name="T76" style:family="text">
      <style:text-properties officeooo:rsid="0026ead9"/>
    </style:style>
    <style:style style:name="T77" style:family="text">
      <style:text-properties officeooo:rsid="00270827"/>
    </style:style>
    <style:style style:name="T78" style:family="text">
      <style:text-properties officeooo:rsid="0027a0c0"/>
    </style:style>
    <style:style style:name="T79" style:family="text">
      <style:text-properties officeooo:rsid="0027a593"/>
    </style:style>
    <style:style style:name="T80" style:family="text">
      <style:text-properties officeooo:rsid="0027ae4e"/>
    </style:style>
    <style:style style:name="T81" style:family="text">
      <style:text-properties officeooo:rsid="002898f8"/>
    </style:style>
    <style:style style:name="T82" style:family="text">
      <style:text-properties officeooo:rsid="002a282b"/>
    </style:style>
    <style:style style:name="T83" style:family="text">
      <style:text-properties officeooo:rsid="002e69b5"/>
    </style:style>
    <style:style style:name="T84" style:family="text">
      <style:text-properties officeooo:rsid="002eec16"/>
    </style:style>
    <style:style style:name="T85" style:family="text">
      <style:text-properties style:text-line-through-style="solid" style:text-underline-style="none" officeooo:rsid="002eec16"/>
    </style:style>
    <style:style style:name="T86" style:family="text">
      <style:text-properties officeooo:rsid="002f37ba"/>
    </style:style>
    <style:style style:name="T87" style:family="text">
      <style:text-properties officeooo:rsid="002fa184"/>
    </style:style>
    <style:style style:name="T88" style:family="text">
      <style:text-properties officeooo:rsid="00312c99"/>
    </style:style>
    <style:style style:name="T89" style:family="text">
      <style:text-properties officeooo:rsid="00316618"/>
    </style:style>
    <style:style style:name="T90" style:family="text">
      <style:text-properties officeooo:rsid="003201bd"/>
    </style:style>
    <style:style style:name="T91" style:family="text">
      <style:text-properties officeooo:rsid="00339f45"/>
    </style:style>
    <style:style style:name="T92" style:family="text">
      <style:text-properties officeooo:rsid="00353147"/>
    </style:style>
    <style:style style:name="T93" style:family="text">
      <style:text-properties officeooo:rsid="0036aa2c"/>
    </style:style>
    <style:style style:name="T94" style:family="text">
      <style:text-properties officeooo:rsid="003aab1b"/>
    </style:style>
    <style:style style:name="T95" style:family="text">
      <style:text-properties officeooo:rsid="003c0003"/>
    </style:style>
    <style:style style:name="T96" style:family="text">
      <style:text-properties officeooo:rsid="003ce705"/>
    </style:style>
    <style:style style:name="T97" style:family="text">
      <style:text-properties officeooo:rsid="003f6e20"/>
    </style:style>
    <style:style style:name="T98" style:family="text">
      <style:text-properties officeooo:rsid="003fd263"/>
    </style:style>
    <style:style style:name="T99" style:family="text">
      <style:text-properties fo:color="#000000" style:font-name="Times New Roman" fo:font-size="10pt" fo:language="de" fo:country="DE" officeooo:rsid="00425952" style:font-size-asian="10.5pt"/>
    </style:style>
    <style:style style:name="T100" style:family="text">
      <style:text-properties fo:color="#000000" style:font-name="Times New Roman" fo:font-size="10pt" fo:language="de" fo:country="DE" officeooo:rsid="0043c1b5" style:font-size-asian="10.5pt"/>
    </style:style>
    <style:style style:name="T101" style:family="text">
      <style:text-properties fo:color="#000000" style:font-name="Times New Roman" fo:font-size="10pt" fo:language="de" fo:country="DE" officeooo:rsid="00443c9b" style:font-size-asian="10.5pt"/>
    </style:style>
    <style:style style:name="T102" style:family="text">
      <style:text-properties fo:color="#000000" style:font-name="Times New Roman" fo:font-size="10pt" fo:language="de" fo:country="DE" officeooo:rsid="0058c27d" style:font-size-asian="10.5pt"/>
    </style:style>
    <style:style style:name="T103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104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105" style:family="text">
      <style:text-properties fo:color="#000000"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106" style:family="text">
      <style:text-properties fo:color="#000000" style:font-name="Times New Roman" fo:font-size="10pt" fo:language="de" fo:country="DE" fo:font-style="normal" officeooo:rsid="0058c27d" style:font-size-asian="10.5pt" style:font-style-asian="normal" style:font-style-complex="normal"/>
    </style:style>
    <style:style style:name="T107" style:family="text">
      <style:text-properties fo:color="#000000"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108" style:family="text">
      <style:text-properties fo:color="#000000" style:font-name="Times New Roman" fo:font-size="10pt" fo:language="de" fo:country="DE" officeooo:rsid="006d6a32" fo:background-color="transparent" style:font-size-asian="10.5pt"/>
    </style:style>
    <style:style style:name="T109" style:family="text">
      <style:text-properties fo:color="#000000" style:font-name="Times New Roman" fo:font-size="10pt" fo:language="de" fo:country="DE" officeooo:rsid="007236b1" fo:background-color="transparent" style:font-size-asian="10.5pt"/>
    </style:style>
    <style:style style:name="T110" style:family="text">
      <style:text-properties fo:color="#000000"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111" style:family="text">
      <style:text-properties fo:color="#000000"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112" style:family="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113" style:family="text">
      <style:text-properties fo:color="#000000" officeooo:rsid="006d6a32" fo:background-color="transparent"/>
    </style:style>
    <style:style style:name="T114" style:family="text">
      <style:text-properties officeooo:rsid="0040855a"/>
    </style:style>
    <style:style style:name="T115" style:family="text">
      <style:text-properties officeooo:rsid="00425952"/>
    </style:style>
    <style:style style:name="T116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117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118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119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120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8a5f4" style:font-size-asian="10.5pt"/>
    </style:style>
    <style:style style:name="T121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a9511" style:font-size-asian="10.5pt"/>
    </style:style>
    <style:style style:name="T122" style:family="text">
      <style:text-properties officeooo:rsid="0043c1b5"/>
    </style:style>
    <style:style style:name="T123" style:family="text">
      <style:text-properties officeooo:rsid="00443c9b"/>
    </style:style>
    <style:style style:name="T124" style:family="text">
      <style:text-properties officeooo:rsid="004622da"/>
    </style:style>
    <style:style style:name="T125" style:family="text">
      <style:text-properties officeooo:rsid="00468be0"/>
    </style:style>
    <style:style style:name="T126" style:family="text">
      <style:text-properties officeooo:rsid="00487f32"/>
    </style:style>
    <style:style style:name="T127" style:family="text">
      <style:text-properties officeooo:rsid="0048e453"/>
    </style:style>
    <style:style style:name="T128" style:family="text">
      <style:text-properties officeooo:rsid="00494a54"/>
    </style:style>
    <style:style style:name="T129" style:family="text">
      <style:text-properties officeooo:rsid="00495c1d"/>
    </style:style>
    <style:style style:name="T130" style:family="text">
      <style:text-properties officeooo:rsid="004afa1a"/>
    </style:style>
    <style:style style:name="T131" style:family="text">
      <style:text-properties officeooo:rsid="004ee4ef"/>
    </style:style>
    <style:style style:name="T132" style:family="text">
      <style:text-properties officeooo:rsid="0053aca4"/>
    </style:style>
    <style:style style:name="T133" style:family="text">
      <style:text-properties officeooo:rsid="005715f9"/>
    </style:style>
    <style:style style:name="T134" style:family="text">
      <style:text-properties officeooo:rsid="00575efb"/>
    </style:style>
    <style:style style:name="T135" style:family="text">
      <style:text-properties officeooo:rsid="005864a4"/>
    </style:style>
    <style:style style:name="T136" style:family="text">
      <style:text-properties officeooo:rsid="0058c1f7"/>
    </style:style>
    <style:style style:name="T137" style:family="text">
      <style:text-properties officeooo:rsid="0058c27d"/>
    </style:style>
    <style:style style:name="T138" style:family="text">
      <style:text-properties officeooo:rsid="005dc037"/>
    </style:style>
    <style:style style:name="T139" style:family="text">
      <style:text-properties officeooo:rsid="005f4793"/>
    </style:style>
    <style:style style:name="T140" style:family="text">
      <style:text-properties officeooo:rsid="005f821c"/>
    </style:style>
    <style:style style:name="T141" style:family="text">
      <style:text-properties officeooo:rsid="0061cf98"/>
    </style:style>
    <style:style style:name="T142" style:family="text">
      <style:text-properties officeooo:rsid="0062d6bf"/>
    </style:style>
    <style:style style:name="T143" style:family="text">
      <style:text-properties officeooo:rsid="00665bcb"/>
    </style:style>
    <style:style style:name="T144" style:family="text">
      <style:text-properties officeooo:rsid="006802fc"/>
    </style:style>
    <style:style style:name="T145" style:family="text">
      <style:text-properties officeooo:rsid="0068a5f4"/>
    </style:style>
    <style:style style:name="T146" style:family="text">
      <style:text-properties fo:font-weight="normal" officeooo:rsid="006e5c53" style:font-weight-asian="normal" style:font-weight-complex="normal"/>
    </style:style>
    <style:style style:name="T147" style:family="text">
      <style:text-properties officeooo:rsid="006a9511"/>
    </style:style>
    <style:style style:name="T148" style:family="text">
      <style:text-properties officeooo:rsid="006bf756"/>
    </style:style>
    <style:style style:name="T149" style:family="text">
      <style:text-properties officeooo:rsid="006d6a32"/>
    </style:style>
    <style:style style:name="T150" style:family="text">
      <style:text-properties officeooo:rsid="0070ad56"/>
    </style:style>
    <style:style style:name="T151" style:family="text">
      <style:text-properties officeooo:rsid="0071b656"/>
    </style:style>
    <style:style style:name="T152" style:family="text">
      <style:text-properties officeooo:rsid="00732630"/>
    </style:style>
    <style:style style:name="T153" style:family="text">
      <style:text-properties officeooo:rsid="007414a5"/>
    </style:style>
    <style:style style:name="T154" style:family="text">
      <style:text-properties officeooo:rsid="007519d3"/>
    </style:style>
    <style:style style:name="T155" style:family="text">
      <style:text-properties officeooo:rsid="007546c8"/>
    </style:style>
    <style:style style:name="T156" style:family="text">
      <style:text-properties officeooo:rsid="0077062c"/>
    </style:style>
    <style:style style:name="T157" style:family="text">
      <style:text-properties officeooo:rsid="00788ea9"/>
    </style:style>
    <style:style style:name="T158" style:family="text">
      <style:text-properties officeooo:rsid="00792725"/>
    </style:style>
    <style:style style:name="T159" style:family="text">
      <style:text-properties officeooo:rsid="00794c61"/>
    </style:style>
    <style:style style:name="T160" style:family="text">
      <style:text-properties officeooo:rsid="007af123"/>
    </style:style>
    <style:style style:name="T161" style:family="text">
      <style:text-properties officeooo:rsid="007af1ac"/>
    </style:style>
    <style:style style:name="T162" style:family="text">
      <style:text-properties officeooo:rsid="007b27d8"/>
    </style:style>
    <style:style style:name="T163" style:family="text">
      <style:text-properties officeooo:rsid="007ca367"/>
    </style:style>
    <style:style style:name="T164" style:family="text">
      <style:text-properties officeooo:rsid="007d3a05"/>
    </style:style>
    <style:style style:name="T165" style:family="text">
      <style:text-properties officeooo:rsid="007d7580"/>
    </style:style>
    <style:style style:name="T166" style:family="text">
      <style:text-properties officeooo:rsid="007e4e7f"/>
    </style:style>
    <style:style style:name="T167" style:family="text">
      <style:text-properties officeooo:rsid="007fbb7c"/>
    </style:style>
    <style:style style:name="T16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10705920" text:id="ct110705920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6024" text:id="ct110706024">
          <text:deletion>
            <office:change-info>
              <dc:creator>Tim Bourguignon</dc:creator>
              <dc:date>2014-01-09T10:07:00</dc:date>
            </office:change-info>
            <text:p text:style-name="P1"><text:span text:style-name="T1">,</text:span></text:p>
          </text:deletion>
        </text:changed-region>
        <text:changed-region xml:id="ct110705400" text:id="ct110705400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6440" text:id="ct110706440">
          <text:deletion>
            <office:change-info>
              <dc:creator>Tim Bourguignon</dc:creator>
              <dc:date>2014-01-09T10:07:00</dc:date>
            </office:change-info>
            <text:p text:style-name="P1"><text:span text:style-name="T2">Hartnäckigkeit &amp; </text:span><text:span text:style-name="T3">Prokrastination </text:span></text:p>
          </text:deletion>
        </text:changed-region>
        <text:changed-region xml:id="ct110706232" text:id="ct110706232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5712" text:id="ct110705712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6544" text:id="ct110706544">
          <text:deletion>
            <office:change-info>
              <dc:creator>Tim Bourguignon</dc:creator>
              <dc:date>2014-01-09T10:08:00</dc:date>
            </office:change-info>
            <text:p text:style-name="P2"><text:span text:style-name="T4">in eine</text:span><text:span text:style-name="T5">r</text:span><text:span text:style-name="T4">Technologie</text:span></text:p>
          </text:deletion>
        </text:changed-region>
        <text:changed-region xml:id="ct110706648" text:id="ct110706648">
          <text:deletion>
            <office:change-info>
              <dc:creator>Tim Bourguignon</dc:creator>
              <dc:date>2014-01-09T09:56:00</dc:date>
            </office:change-info>
            <text:p text:style-name="P2"><text:span text:style-name="T5">die</text:span><text:span text:style-name="T4"> man nicht meistert</text:span></text:p>
          </text:deletion>
        </text:changed-region>
        <text:changed-region xml:id="ct110706128" text:id="ct110706128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6752" text:id="ct110706752">
          <text:deletion>
            <office:change-info>
              <dc:creator>Tim Bourguignon</dc:creator>
              <dc:date>2014-01-09T10:08:00</dc:date>
            </office:change-info>
            <text:p text:style-name="P2"><text:span text:style-name="T4">und d</text:span></text:p>
          </text:deletion>
        </text:changed-region>
        <text:changed-region xml:id="ct110705504" text:id="ct110705504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5816" text:id="ct110705816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110699056" text:id="ct110699056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110700096" text:id="ct110700096">
          <text:deletion>
            <office:change-info>
              <dc:creator>Tim Bourguignon</dc:creator>
              <dc:date>2014-01-09T09:57:00</dc:date>
            </office:change-info>
            <text:p text:style-name="P3"><text:span text:style-name="T5">,</text:span></text:p>
          </text:deletion>
        </text:changed-region>
        <text:changed-region xml:id="ct110699264" text:id="ct110699264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10700304" text:id="ct110700304">
          <text:deletion>
            <office:change-info>
              <dc:creator>Tim Bourguignon</dc:creator>
              <dc:date>2014-01-09T10:10:00</dc:date>
            </office:change-info>
            <text:p text:style-name="P3"><text:span text:style-name="T5">Phone</text:span></text:p>
          </text:deletion>
        </text:changed-region>
        <text:changed-region xml:id="ct110700616" text:id="ct110700616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299930608" text:id="ct299930608">
          <text:insertion>
            <office:change-info>
              <dc:creator>Tim Bourguignon</dc:creator>
              <dc:date>2014-01-09T13:32:00</dc:date>
            </office:change-info>
          </text:insertion>
        </text:changed-region>
        <text:changed-region xml:id="ct299928320" text:id="ct299928320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299933728" text:id="ct299933728">
          <text:deletion>
            <office:change-info>
              <dc:creator>Tim Bourguignon</dc:creator>
              <dc:date>2014-01-09T13:33:00</dc:date>
            </office:change-info>
            <text:p text:style-name="P3"><text:span text:style-name="T3">Werner Eberling </text:span><text:span text:style-name="T5">im</text:span><text:span text:style-name="T3"> </text:span><text:span text:style-name="T6">Kaffee Klatsch</text:span></text:p>
          </text:deletion>
        </text:changed-region>
        <text:changed-region xml:id="ct299938720" text:id="ct299938720">
          <text:deletion>
            <office:change-info>
              <dc:creator>Tim Bourguignon</dc:creator>
              <dc:date>2014-01-09T13:33:00</dc:date>
            </office:change-info>
            <text:p text:style-name="P3"><text:span text:style-name="T5">ge</text:span></text:p>
          </text:deletion>
        </text:changed-region>
        <text:changed-region xml:id="ct299941008" text:id="ct299941008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299935704" text:id="ct299935704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299939760" text:id="ct299939760">
          <text:deletion>
            <office:change-info>
              <dc:creator>Tim Bourguignon</dc:creator>
              <dc:date>2014-01-09T13:33:00</dc:date>
            </office:change-info>
            <text:p text:style-name="P3"><text:span text:style-name="T3"><text:s/>hat</text:span></text:p>
          </text:deletion>
        </text:changed-region>
        <text:changed-region xml:id="ct299942568" text:id="ct299942568">
          <text:deletion>
            <office:change-info>
              <dc:creator>Tim Bourguignon</dc:creator>
              <dc:date>2014-01-09T13:34:00</dc:date>
            </office:change-info>
            <text:p text:style-name="P3"><text:span text:style-name="T3"><text:s/>mit</text:span></text:p>
          </text:deletion>
        </text:changed-region>
        <text:changed-region xml:id="ct299942360" text:id="ct299942360">
          <text:deletion>
            <office:change-info>
              <dc:creator>Tim Bourguignon</dc:creator>
              <dc:date>2014-01-09T13:34:00</dc:date>
            </office:change-info>
            <text:p text:style-name="P3"><text:span text:style-name="T3">JQueryMobile </text:span></text:p>
          </text:deletion>
        </text:changed-region>
        <text:changed-region xml:id="ct110701136" text:id="ct110701136">
          <text:deletion>
            <office:change-info>
              <dc:creator>Tim Bourguignon</dc:creator>
              <dc:date>2014-01-09T10:10:00</dc:date>
            </office:change-info>
            <text:p text:style-name="P4"><text:span text:style-name="T7"><text:s/></text:span></text:p>
          </text:deletion>
        </text:changed-region>
        <text:changed-region xml:id="ct110700720" text:id="ct110700720">
          <text:deletion>
            <office:change-info>
              <dc:creator>Tim Bourguignon</dc:creator>
              <dc:date>2014-01-09T10:10:00</dc:date>
            </office:change-info>
            <text:p text:style-name="P4"><text:span text:style-name="T7">sind</text:span></text:p>
          </text:deletion>
        </text:changed-region>
        <text:changed-region xml:id="ct110700824" text:id="ct110700824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10701656" text:id="ct110701656">
          <text:insertion>
            <office:change-info>
              <dc:creator>Tim Bourguignon</dc:creator>
              <dc:date>2014-01-09T10:11:00</dc:date>
            </office:change-info>
          </text:insertion>
        </text:changed-region>
        <text:changed-region xml:id="ct110701760" text:id="ct110701760">
          <text:deletion>
            <office:change-info>
              <dc:creator>Tim Bourguignon</dc:creator>
              <dc:date>2014-01-09T10:11:00</dc:date>
            </office:change-info>
            <text:p text:style-name="P4"><text:span text:style-name="T7">auf der Liste, aber werden erst abgearbeitet w</text:span><text:span text:style-name="T5">e</text:span><text:span text:style-name="T7">nn der Rest fertig ist</text:span></text:p>
          </text:deletion>
        </text:changed-region>
        <text:changed-region xml:id="ct110703840" text:id="ct110703840">
          <text:deletion>
            <office:change-info>
              <dc:creator>Tim Bourguignon</dc:creator>
              <dc:date>2014-01-09T10:11:00</dc:date>
            </office:change-info>
            <text:p text:style-name="P5"><text:span text:style-name="T5"><text:s/></text:span></text:p>
          </text:deletion>
        </text:changed-region>
        <text:changed-region xml:id="ct110703944" text:id="ct110703944">
          <text:deletion>
            <office:change-info>
              <dc:creator>Tim Bourguignon</dc:creator>
              <dc:date>2014-01-09T10:12:00</dc:date>
            </office:change-info>
            <text:p text:style-name="P5">Cross-Plattform</text:p>
          </text:deletion>
        </text:changed-region>
        <text:changed-region xml:id="ct110704048" text:id="ct110704048">
          <text:deletion>
            <office:change-info>
              <dc:creator>Tim Bourguignon</dc:creator>
              <dc:date>2014-01-09T10:12:00</dc:date>
            </office:change-info>
            <text:p text:style-name="P5"><text:s/><text:span text:style-name="T6">(HTML5 → Native App)</text:span></text:p>
          </text:deletion>
        </text:changed-region>
        <text:changed-region xml:id="ct110702904" text:id="ct110702904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110703008" text:id="ct110703008">
          <text:deletion>
            <office:change-info>
              <dc:creator>Tim Bourguignon</dc:creator>
              <dc:date>2014-01-09T10:12:00</dc:date>
            </office:change-info>
            <text:p text:style-name="P5">.</text:p>
          </text:deletion>
        </text:changed-region>
        <text:changed-region xml:id="ct108027560" text:id="ct108027560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108026416" text:id="ct108026416">
          <text:deletion>
            <office:change-info>
              <dc:creator>Tim Bourguignon</dc:creator>
              <dc:date>2014-01-09T10:12:00</dc:date>
            </office:change-info>
            <text:p text:style-name="P5"><text:span text:style-name="T6"><text:s/></text:span></text:p>
          </text:deletion>
        </text:changed-region>
        <text:changed-region xml:id="ct299941320" text:id="ct299941320">
          <text:insertion>
            <office:change-info>
              <dc:creator>Tim Bourguignon</dc:creator>
              <dc:date>2014-01-09T13:34:00</dc:date>
            </office:change-info>
          </text:insertion>
        </text:changed-region>
        <text:changed-region xml:id="ct108026624" text:id="ct108026624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05375240" text:id="ct105375240">
          <text:deletion>
            <office:change-info>
              <dc:creator>Tim Bourguignon</dc:creator>
              <dc:date>2014-01-09T10:13:00</dc:date>
            </office:change-info>
            <text:p text:style-name="P6">baut</text:p>
          </text:deletion>
        </text:changed-region>
        <text:changed-region xml:id="ct110444096" text:id="ct110444096">
          <text:deletion>
            <office:change-info>
              <dc:creator>Tim Bourguignon</dc:creator>
              <dc:date>2014-01-09T10:13:00</dc:date>
            </office:change-info>
            <text:p text:style-name="P6">Einmal</text:p>
          </text:deletion>
        </text:changed-region>
        <text:changed-region xml:id="ct110443680" text:id="ct110443680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10443888" text:id="ct110443888">
          <text:deletion>
            <office:change-info>
              <dc:creator>Tim Bourguignon</dc:creator>
              <dc:date>2014-01-09T10:13:00</dc:date>
            </office:change-info>
            <text:p text:style-name="P6">es</text:p>
          </text:deletion>
        </text:changed-region>
        <text:changed-region xml:id="ct110443992" text:id="ct110443992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299942776" text:id="ct299942776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110443784" text:id="ct110443784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3472" text:id="ct110443472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3576" text:id="ct110443576">
          <text:deletion>
            <office:change-info>
              <dc:creator>Tim Bourguignon</dc:creator>
              <dc:date>2014-01-09T10:14:00</dc:date>
            </office:change-info>
            <text:p text:style-name="P6">Cordova-basierte</text:p>
          </text:deletion>
        </text:changed-region>
        <text:changed-region xml:id="ct110441184" text:id="ct110441184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0872" text:id="ct110440872">
          <text:deletion>
            <office:change-info>
              <dc:creator>Tim Bourguignon</dc:creator>
              <dc:date>2014-01-09T10:14:00</dc:date>
            </office:change-info>
            <text:p text:style-name="P6"><text:s/></text:p>
          </text:deletion>
        </text:changed-region>
        <text:changed-region xml:id="ct219272312" text:id="ct219272312">
          <text:deletion>
            <office:change-info>
              <dc:creator>Tim Bourguignon</dc:creator>
              <dc:date>2014-01-09T13:51:00</dc:date>
            </office:change-info>
            <text:p text:style-name="P6"><text:s/></text:p>
          </text:deletion>
        </text:changed-region>
        <text:changed-region xml:id="ct110441912" text:id="ct110441912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110441080" text:id="ct110441080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299942880" text:id="ct299942880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299924800" text:id="ct299924800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43296" text:id="ct299943296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299925528" text:id="ct299925528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0016" text:id="ct299920016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18248" text:id="ct299918248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26464" text:id="ct299926464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26984" text:id="ct299926984">
          <text:deletion>
            <office:change-info>
              <dc:creator>Tim Bourguignon</dc:creator>
              <dc:date>2014-01-09T10:32:00</dc:date>
            </office:change-info>
            <text:p text:style-name="P7"><text:span text:style-name="T8">Ip</text:span></text:p>
          </text:deletion>
        </text:changed-region>
        <text:changed-region xml:id="ct299924696" text:id="ct299924696">
          <text:deletion>
            <office:change-info>
              <dc:creator>Tim Bourguignon</dc:creator>
              <dc:date>2014-01-09T10:33:00</dc:date>
            </office:change-info>
            <text:p text:style-name="P7"><text:span text:style-name="T8">hone</text:span></text:p>
          </text:deletion>
        </text:changed-region>
        <text:changed-region xml:id="ct299925320" text:id="ct299925320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299925008" text:id="ct299925008">
          <text:deletion>
            <office:change-info>
              <dc:creator>Tim Bourguignon</dc:creator>
              <dc:date>2014-01-09T10:32:00</dc:date>
            </office:change-info>
            <text:p text:style-name="P7"><text:span text:style-name="T8">iPhone</text:span></text:p>
          </text:deletion>
        </text:changed-region>
        <text:changed-region xml:id="ct299926048" text:id="ct299926048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6568" text:id="ct299926568">
          <text:deletion>
            <office:change-info>
              <dc:creator>Tim Bourguignon</dc:creator>
              <dc:date>2014-01-09T10:32:00</dc:date>
            </office:change-info>
            <text:p text:style-name="P7"><text:span text:style-name="T9"><text:s/></text:span></text:p>
          </text:deletion>
        </text:changed-region>
        <text:changed-region xml:id="ct299924904" text:id="ct299924904">
          <text:deletion>
            <office:change-info>
              <dc:creator>Tim Bourguignon</dc:creator>
              <dc:date>2014-01-09T10:32:00</dc:date>
            </office:change-info>
            <text:p text:style-name="P7"><text:span text:style-name="T4"><text:s/></text:span></text:p>
          </text:deletion>
        </text:changed-region>
        <text:changed-region xml:id="ct299926672" text:id="ct299926672">
          <text:deletion>
            <office:change-info>
              <dc:creator>Tim Bourguignon</dc:creator>
              <dc:date>2014-01-09T10:32:00</dc:date>
            </office:change-info>
            <text:p text:style-name="P7"><text:span text:style-name="T9"><text:s/></text:span></text:p>
          </text:deletion>
        </text:changed-region>
        <text:changed-region xml:id="ct299926776" text:id="ct299926776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6880" text:id="ct299926880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299925736" text:id="ct299925736">
          <text:deletion>
            <office:change-info>
              <dc:creator>Tim Bourguignon</dc:creator>
              <dc:date>2014-01-09T10:34:00</dc:date>
            </office:change-info>
            <text:p text:style-name="P8"><text:s/></text:p>
          </text:deletion>
        </text:changed-region>
        <text:changed-region xml:id="ct299913672" text:id="ct299913672">
          <text:deletion>
            <office:change-info>
              <dc:creator>Tim Bourguignon</dc:creator>
              <dc:date>2014-01-09T10:34:00</dc:date>
            </office:change-info>
            <text:p text:style-name="P8"><text:span text:style-name="T8"><text:s/></text:span></text:p>
          </text:deletion>
        </text:changed-region>
        <text:changed-region xml:id="ct299985616" text:id="ct299985616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8435088" text:id="ct108435088">
          <text:deletion>
            <office:change-info>
              <dc:creator>Tim Bourguignon</dc:creator>
              <dc:date>2014-01-09T10:41:00</dc:date>
            </office:change-info>
            <text:p text:style-name="P9"><text:s/></text:p>
          </text:deletion>
        </text:changed-region>
        <text:changed-region xml:id="ct299930504" text:id="ct299930504">
          <text:deletion>
            <office:change-info>
              <dc:creator>Tim Bourguignon</dc:creator>
              <dc:date>2014-01-09T12:21:00</dc:date>
            </office:change-info>
            <text:p text:style-name="P7"><text:span text:style-name="T9"><text:s/></text:span></text:p>
          </text:deletion>
        </text:changed-region>
        <text:changed-region xml:id="ct299928944" text:id="ct299928944">
          <text:insertion>
            <office:change-info>
              <dc:creator>Tim Bourguignon</dc:creator>
              <dc:date>2014-01-09T12:21:00</dc:date>
            </office:change-info>
          </text:insertion>
        </text:changed-region>
        <text:changed-region xml:id="ct299945688" text:id="ct299945688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46832" text:id="ct299946832">
          <text:deletion>
            <office:change-info>
              <dc:creator>Tim Bourguignon</dc:creator>
              <dc:date>2014-01-09T10:41:00</dc:date>
            </office:change-info>
            <text:p text:style-name="P7"><text:span text:style-name="T9">; </text:span></text:p>
          </text:deletion>
        </text:changed-region>
        <text:changed-region xml:id="ct299944544" text:id="ct299944544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46936" text:id="ct299946936">
          <text:deletion>
            <office:change-info>
              <dc:creator>Tim Bourguignon</dc:creator>
              <dc:date>2014-01-09T10:41:00</dc:date>
            </office:change-info>
            <text:p text:style-name="P7"><text:span text:style-name="T9">,</text:span></text:p>
          </text:deletion>
        </text:changed-region>
        <text:changed-region xml:id="ct108437168" text:id="ct108437168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30296" text:id="ct299930296">
          <text:deletion>
            <office:change-info>
              <dc:creator>Tim Bourguignon</dc:creator>
              <dc:date>2014-01-09T12:22:00</dc:date>
            </office:change-info>
            <text:p text:style-name="P7"><text:span text:style-name="T8">Mit dieser Größe</text:span><text:span text:style-name="T10"> </text:span><text:span text:style-name="T8">werde ich ungefähr </text:span><text:span text:style-name="T10">80% de</text:span><text:span text:style-name="T8">r </text:span><text:span text:style-name="T10">Handys </text:span></text:p>
          </text:deletion>
        </text:changed-region>
        <text:changed-region xml:id="ct299945480" text:id="ct299945480">
          <text:deletion>
            <office:change-info>
              <dc:creator>Tim Bourguignon</dc:creator>
              <dc:date>2014-01-09T10:41:00</dc:date>
            </office:change-info>
            <text:p text:style-name="P7"><text:span text:style-name="T10"><text:s/></text:span></text:p>
          </text:deletion>
        </text:changed-region>
        <text:changed-region xml:id="ct299930816" text:id="ct299930816">
          <text:deletion>
            <office:change-info>
              <dc:creator>Tim Bourguignon</dc:creator>
              <dc:date>2014-01-09T12:22:00</dc:date>
            </office:change-info>
            <text:p text:style-name="P7"><text:span text:style-name="T10">erreichen.</text:span></text:p>
          </text:deletion>
        </text:changed-region>
        <text:changed-region xml:id="ct299941840" text:id="ct299941840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299935808" text:id="ct299935808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299946208" text:id="ct299946208">
          <text:deletion>
            <office:change-info>
              <dc:creator>Tim Bourguignon</dc:creator>
              <dc:date>2014-01-09T10:42:00</dc:date>
            </office:change-info>
            <text:p text:style-name="P10"><text:span text:style-name="T11">n</text:span></text:p>
          </text:deletion>
        </text:changed-region>
        <text:changed-region xml:id="ct299947040" text:id="ct299947040">
          <text:deletion>
            <office:change-info>
              <dc:creator>Tim Bourguignon</dc:creator>
              <dc:date>2014-01-09T10:42:00</dc:date>
            </office:change-info>
            <text:p text:style-name="P10"><text:span text:style-name="T11">wir</text:span></text:p>
          </text:deletion>
        </text:changed-region>
        <text:changed-region xml:id="ct299946520" text:id="ct299946520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3712" text:id="ct299943712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219274912" text:id="ct219274912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299944024" text:id="ct299944024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299945584" text:id="ct299945584">
          <text:deletion>
            <office:change-info>
              <dc:creator>Tim Bourguignon</dc:creator>
              <dc:date>2014-01-09T10:42:00</dc:date>
            </office:change-info>
            <text:p text:style-name="P10"><text:span text:style-name="T12">wir</text:span></text:p>
          </text:deletion>
        </text:changed-region>
        <text:changed-region xml:id="ct299945792" text:id="ct299945792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7560" text:id="ct299947560">
          <text:deletion>
            <office:change-info>
              <dc:creator>Tim Bourguignon</dc:creator>
              <dc:date>2014-01-09T10:42:00</dc:date>
            </office:change-info>
            <text:p text:style-name="P10"><text:span text:style-name="T12">Chicke</text:span></text:p>
          </text:deletion>
        </text:changed-region>
        <text:changed-region xml:id="ct299945896" text:id="ct299945896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7456" text:id="ct299947456">
          <text:deletion>
            <office:change-info>
              <dc:creator>Tim Bourguignon</dc:creator>
              <dc:date>2014-01-09T10:42:00</dc:date>
            </office:change-info>
            <text:p text:style-name="P10"><text:span text:style-name="T12">n</text:span></text:p>
          </text:deletion>
        </text:changed-region>
        <text:changed-region xml:id="ct299948080" text:id="ct299948080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6312" text:id="ct299946312">
          <text:deletion>
            <office:change-info>
              <dc:creator>Tim Bourguignon</dc:creator>
              <dc:date>2014-01-09T10:42:00</dc:date>
            </office:change-info>
            <text:p text:style-name="P10"><text:span text:style-name="T13">a</text:span><text:span text:style-name="T14">rchitekturelle</text:span><text:span text:style-name="T13">n</text:span></text:p>
          </text:deletion>
        </text:changed-region>
        <text:changed-region xml:id="ct299944440" text:id="ct299944440">
          <text:deletion>
            <office:change-info>
              <dc:creator>Tim Bourguignon</dc:creator>
              <dc:date>2014-01-09T10:42:00</dc:date>
            </office:change-info>
            <text:p text:style-name="P10"><text:span text:style-name="T10"><text:s/></text:span></text:p>
          </text:deletion>
        </text:changed-region>
        <text:changed-region xml:id="ct299946000" text:id="ct299946000">
          <text:deletion>
            <office:change-info>
              <dc:creator>Tim Bourguignon</dc:creator>
              <dc:date>2014-01-09T10:42:00</dc:date>
            </office:change-info>
            <text:p text:style-name="P10"><text:span text:style-name="T15">be</text:span><text:span text:style-name="T16">n</text:span></text:p>
          </text:deletion>
        </text:changed-region>
        <text:changed-region xml:id="ct299947248" text:id="ct29994724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4960" text:id="ct299944960">
          <text:deletion>
            <office:change-info>
              <dc:creator>Tim Bourguignon</dc:creator>
              <dc:date>2014-01-09T10:43:00</dc:date>
            </office:change-info>
            <text:p text:style-name="P10"><text:span text:style-name="T16">wir</text:span></text:p>
          </text:deletion>
        </text:changed-region>
        <text:changed-region xml:id="ct299944752" text:id="ct29994475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5272" text:id="ct299945272">
          <text:deletion>
            <office:change-info>
              <dc:creator>Tim Bourguignon</dc:creator>
              <dc:date>2014-01-09T10:43:00</dc:date>
            </office:change-info>
            <text:p text:style-name="P10"><text:span text:style-name="T16"><text:s/></text:span></text:p>
          </text:deletion>
        </text:changed-region>
        <text:changed-region xml:id="ct299945168" text:id="ct299945168">
          <text:deletion>
            <office:change-info>
              <dc:creator>Tim Bourguignon</dc:creator>
              <dc:date>2014-01-09T10:43:00</dc:date>
            </office:change-info>
            <text:p text:style-name="P10"><text:span text:style-name="T15"><text:s/></text:span></text:p>
          </text:deletion>
        </text:changed-region>
        <text:changed-region xml:id="ct299947768" text:id="ct29994776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50368" text:id="ct299950368">
          <text:deletion>
            <office:change-info>
              <dc:creator>Tim Bourguignon</dc:creator>
              <dc:date>2014-01-09T10:43:00</dc:date>
            </office:change-info>
            <text:p text:style-name="P10"><text:span text:style-name="T15">; <text:s/></text:span><text:span text:style-name="T13">d</text:span></text:p>
          </text:deletion>
        </text:changed-region>
        <text:changed-region xml:id="ct299946728" text:id="ct29994672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912" text:id="ct29994891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9016" text:id="ct299949016">
          <text:deletion>
            <office:change-info>
              <dc:creator>Tim Bourguignon</dc:creator>
              <dc:date>2014-01-09T10:43:00</dc:date>
            </office:change-info>
            <text:p text:style-name="P11"><text:span text:style-name="T17">wir</text:span></text:p>
          </text:deletion>
        </text:changed-region>
        <text:changed-region xml:id="ct299949536" text:id="ct299949536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808" text:id="ct299948808">
          <text:deletion>
            <office:change-info>
              <dc:creator>Tim Bourguignon</dc:creator>
              <dc:date>2014-01-09T10:43:00</dc:date>
            </office:change-info>
            <text:p text:style-name="P11"><text:span text:style-name="T13">n</text:span></text:p>
          </text:deletion>
        </text:changed-region>
        <text:changed-region xml:id="ct299949640" text:id="ct299949640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704" text:id="ct299948704">
          <text:deletion>
            <office:change-info>
              <dc:creator>Tim Bourguignon</dc:creator>
              <dc:date>2014-01-09T10:43:00</dc:date>
            </office:change-info>
            <text:p text:style-name="P12"><text:span text:style-name="T18">Wir</text:span></text:p>
          </text:deletion>
        </text:changed-region>
        <text:changed-region xml:id="ct299949328" text:id="ct29994932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184" text:id="ct299948184">
          <text:deletion>
            <office:change-info>
              <dc:creator>Tim Bourguignon</dc:creator>
              <dc:date>2014-01-09T10:43:00</dc:date>
            </office:change-info>
            <text:p text:style-name="P12"><text:span text:style-name="T18">n</text:span></text:p>
          </text:deletion>
        </text:changed-region>
        <text:changed-region xml:id="ct299949120" text:id="ct299949120">
          <text:deletion>
            <office:change-info>
              <dc:creator>Tim Bourguignon</dc:creator>
              <dc:date>2014-01-09T10:44:00</dc:date>
            </office:change-info>
            <text:p text:style-name="P12"><text:span text:style-name="T19">n</text:span></text:p>
          </text:deletion>
        </text:changed-region>
        <text:changed-region xml:id="ct299948288" text:id="ct299948288">
          <text:deletion>
            <office:change-info>
              <dc:creator>Tim Bourguignon</dc:creator>
              <dc:date>2014-01-09T10:44:00</dc:date>
            </office:change-info>
            <text:p text:style-name="P12"><text:span text:style-name="T19">wir</text:span></text:p>
          </text:deletion>
        </text:changed-region>
        <text:changed-region xml:id="ct299947664" text:id="ct29994766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49224" text:id="ct299949224">
          <text:deletion>
            <office:change-info>
              <dc:creator>Tim Bourguignon</dc:creator>
              <dc:date>2014-01-09T10:44:00</dc:date>
            </office:change-info>
            <text:p text:style-name="P13"><text:span text:style-name="T20">n</text:span></text:p>
          </text:deletion>
        </text:changed-region>
        <text:changed-region xml:id="ct299950784" text:id="ct299950784">
          <text:deletion>
            <office:change-info>
              <dc:creator>Tim Bourguignon</dc:creator>
              <dc:date>2014-01-09T10:44:00</dc:date>
            </office:change-info>
            <text:p text:style-name="P13"><text:span text:style-name="T20">wir</text:span></text:p>
          </text:deletion>
        </text:changed-region>
        <text:changed-region xml:id="ct299950888" text:id="ct299950888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55152" text:id="ct299955152">
          <text:insertion>
            <office:change-info>
              <dc:creator>Tim Bourguignon</dc:creator>
              <dc:date>2014-01-09T11:04:00</dc:date>
            </office:change-info>
          </text:insertion>
        </text:changed-region>
        <text:changed-region xml:id="ct299949744" text:id="ct29994974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51928" text:id="ct299951928">
          <text:insertion>
            <office:change-info>
              <dc:creator>Tim Bourguignon</dc:creator>
              <dc:date>2014-01-09T10:57:00</dc:date>
            </office:change-info>
          </text:insertion>
        </text:changed-region>
        <text:changed-region xml:id="ct299954944" text:id="ct299954944">
          <text:deletion>
            <office:change-info>
              <dc:creator>Tim Bourguignon</dc:creator>
              <dc:date>2014-01-09T11:06:00</dc:date>
            </office:change-info>
            <text:p text:style-name="P12"><text:span text:style-name="T21">wir</text:span></text:p>
          </text:deletion>
        </text:changed-region>
        <text:changed-region xml:id="ct299956816" text:id="ct299956816">
          <text:insertion>
            <office:change-info>
              <dc:creator>Tim Bourguignon</dc:creator>
              <dc:date>2014-01-09T11:06:00</dc:date>
            </office:change-info>
          </text:insertion>
        </text:changed-region>
        <text:changed-region xml:id="ct299954424" text:id="ct299954424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5048" text:id="ct299955048">
          <text:deletion>
            <office:change-info>
              <dc:creator>Tim Bourguignon</dc:creator>
              <dc:date>2014-01-09T11:07:00</dc:date>
            </office:change-info>
            <text:p text:style-name="P14"><text:span text:style-name="T22">wir</text:span></text:p>
          </text:deletion>
        </text:changed-region>
        <text:changed-region xml:id="ct299955256" text:id="ct299955256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7024" text:id="ct299957024">
          <text:deletion>
            <office:change-info>
              <dc:creator>Tim Bourguignon</dc:creator>
              <dc:date>2014-01-09T11:07:00</dc:date>
            </office:change-info>
            <text:p text:style-name="P14"><text:span text:style-name="T22">n</text:span></text:p>
          </text:deletion>
        </text:changed-region>
        <text:changed-region xml:id="ct299954840" text:id="ct299954840">
          <text:deletion>
            <office:change-info>
              <dc:creator>Tim Bourguignon</dc:creator>
              <dc:date>2014-01-09T11:07:00</dc:date>
            </office:change-info>
            <text:p text:style-name="P14"><text:span text:style-name="T22">unsere</text:span></text:p>
          </text:deletion>
        </text:changed-region>
        <text:changed-region xml:id="ct299954528" text:id="ct299954528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5360" text:id="ct299955360">
          <text:deletion>
            <office:change-info>
              <dc:creator>Tim Bourguignon</dc:creator>
              <dc:date>2014-01-09T11:08:00</dc:date>
            </office:change-info>
            <text:p text:style-name="P15"><text:span text:style-name="T23">unsere</text:span></text:p>
          </text:deletion>
        </text:changed-region>
        <text:changed-region xml:id="ct299957440" text:id="ct299957440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5672" text:id="ct29995567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4632" text:id="ct299954632">
          <text:deletion>
            <office:change-info>
              <dc:creator>Tim Bourguignon</dc:creator>
              <dc:date>2014-01-09T11:08:00</dc:date>
            </office:change-info>
            <text:p text:style-name="P16"><text:span text:style-name="T24">önnen</text:span></text:p>
          </text:deletion>
        </text:changed-region>
        <text:changed-region xml:id="ct299955464" text:id="ct299955464">
          <text:deletion>
            <office:change-info>
              <dc:creator>Tim Bourguignon</dc:creator>
              <dc:date>2014-01-09T11:08:00</dc:date>
            </office:change-info>
            <text:p text:style-name="P16"><text:span text:style-name="T24">wir</text:span></text:p>
          </text:deletion>
        </text:changed-region>
        <text:changed-region xml:id="ct299957232" text:id="ct29995723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5776" text:id="ct299955776">
          <text:deletion>
            <office:change-info>
              <dc:creator>Tim Bourguignon</dc:creator>
              <dc:date>2014-01-09T11:08:00</dc:date>
            </office:change-info>
            <text:p text:style-name="P16"><text:span text:style-name="T23">wir</text:span></text:p>
          </text:deletion>
        </text:changed-region>
        <text:changed-region xml:id="ct299956088" text:id="ct299956088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7544" text:id="ct299957544">
          <text:deletion>
            <office:change-info>
              <dc:creator>Tim Bourguignon</dc:creator>
              <dc:date>2014-01-09T11:08:00</dc:date>
            </office:change-info>
            <text:p text:style-name="P16"><text:span text:style-name="T23"><text:s/>uns</text:span></text:p>
          </text:deletion>
        </text:changed-region>
        <text:changed-region xml:id="ct299959520" text:id="ct299959520">
          <text:deletion>
            <office:change-info>
              <dc:creator>Tim Bourguignon</dc:creator>
              <dc:date>2014-01-09T11:08:00</dc:date>
            </office:change-info>
            <text:p text:style-name="P16"><text:span text:style-name="T13">n</text:span></text:p>
          </text:deletion>
        </text:changed-region>
        <text:changed-region xml:id="ct299958688" text:id="ct299958688">
          <text:deletion>
            <office:change-info>
              <dc:creator>Tim Bourguignon</dc:creator>
              <dc:date>2014-01-09T11:08:00</dc:date>
            </office:change-info>
            <text:p text:style-name="P15"><text:span text:style-name="T25">n</text:span></text:p>
          </text:deletion>
        </text:changed-region>
        <text:changed-region xml:id="ct299958480" text:id="ct299958480">
          <text:deletion>
            <office:change-info>
              <dc:creator>Tim Bourguignon</dc:creator>
              <dc:date>2014-01-09T11:08:00</dc:date>
            </office:change-info>
            <text:p text:style-name="P15"><text:span text:style-name="T25">wir</text:span></text:p>
          </text:deletion>
        </text:changed-region>
        <text:changed-region xml:id="ct299958584" text:id="ct299958584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8272" text:id="ct299958272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299958792" text:id="ct299958792">
          <text:deletion>
            <office:change-info>
              <dc:creator>Tim Bourguignon</dc:creator>
              <dc:date>2014-01-09T11:09:00</dc:date>
            </office:change-info>
            <text:p text:style-name="P17"><text:span text:style-name="T26">d</text:span></text:p>
          </text:deletion>
        </text:changed-region>
        <text:changed-region xml:id="ct299960144" text:id="ct299960144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299959000" text:id="ct29995900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7752" text:id="ct299957752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9104" text:id="ct299959104">
          <text:deletion>
            <office:change-info>
              <dc:creator>Tim Bourguignon</dc:creator>
              <dc:date>2014-01-09T11:10:00</dc:date>
            </office:change-info>
            <text:p text:style-name="P18"><text:span text:style-name="T27"><text:s/></text:span></text:p>
          </text:deletion>
        </text:changed-region>
        <text:changed-region xml:id="ct299957960" text:id="ct29995796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8896" text:id="ct299958896">
          <text:deletion>
            <office:change-info>
              <dc:creator>Tim Bourguignon</dc:creator>
              <dc:date>2014-01-09T11:10:00</dc:date>
            </office:change-info>
            <text:p text:style-name="P18"><text:span text:style-name="T27"><text:s/></text:span></text:p>
          </text:deletion>
        </text:changed-region>
        <text:changed-region xml:id="ct299958064" text:id="ct299958064">
          <text:deletion>
            <office:change-info>
              <dc:creator>Tim Bourguignon</dc:creator>
              <dc:date>2014-01-09T11:10:00</dc:date>
            </office:change-info>
            <text:p text:style-name="P19"><text:s text:c="2"/></text:p>
          </text:deletion>
        </text:changed-region>
        <text:changed-region xml:id="ct299941112" text:id="ct299941112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299938928" text:id="ct299938928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299959208" text:id="ct299959208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9624" text:id="ct299959624">
          <text:deletion>
            <office:change-info>
              <dc:creator>Tim Bourguignon</dc:creator>
              <dc:date>2014-01-09T11:10:00</dc:date>
            </office:change-info>
            <text:p text:style-name="P19"><text:s/></text:p>
          </text:deletion>
        </text:changed-region>
        <text:changed-region xml:id="ct299960040" text:id="ct29996004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60248" text:id="ct299960248">
          <text:deletion>
            <office:change-info>
              <dc:creator>Tim Bourguignon</dc:creator>
              <dc:date>2014-01-09T11:10:00</dc:date>
            </office:change-info>
            <text:p text:style-name="P20"><text:span text:style-name="T28"><text:s/></text:span></text:p>
          </text:deletion>
        </text:changed-region>
        <text:changed-region xml:id="ct299928112" text:id="ct299928112">
          <text:deletion>
            <office:change-info>
              <dc:creator>Tim Bourguignon</dc:creator>
              <dc:date>2014-01-09T11:16:00</dc:date>
            </office:change-info>
            <text:p text:style-name="P21"><text:span text:style-name="T29"><text:s/></text:span></text:p>
          </text:deletion>
        </text:changed-region>
        <text:changed-region xml:id="ct299956608" text:id="ct299956608">
          <text:insertion>
            <office:change-info>
              <dc:creator>Tim Bourguignon</dc:creator>
              <dc:date>2014-01-09T11:47:00</dc:date>
            </office:change-info>
          </text:insertion>
        </text:changed-region>
        <text:changed-region xml:id="ct219284896" text:id="ct219284896">
          <text:deletion>
            <office:change-info>
              <dc:creator>Tim Bourguignon</dc:creator>
              <dc:date>2014-01-09T13:50:00</dc:date>
            </office:change-info>
            <text:p text:style-name="P22"/>
            <text:p text:style-name="P23"><text:span text:style-name="T30"/></text:p>
          </text:deletion>
        </text:changed-region>
        <text:changed-region xml:id="ct299958376" text:id="ct299958376">
          <text:insertion>
            <office:change-info>
              <dc:creator>Tim Bourguignon</dc:creator>
              <dc:date>2014-01-09T11:12:00</dc:date>
            </office:change-info>
          </text:insertion>
        </text:changed-region>
        <text:changed-region xml:id="ct299959936" text:id="ct299959936">
          <text:insertion>
            <office:change-info>
              <dc:creator>Tim Bourguignon</dc:creator>
              <dc:date>2014-01-09T11:13:00</dc:date>
            </office:change-info>
          </text:insertion>
        </text:changed-region>
        <text:changed-region xml:id="ct299958168" text:id="ct299958168">
          <text:insertion>
            <office:change-info>
              <dc:creator>Tim Bourguignon</dc:creator>
              <dc:date>2014-01-09T11:14:00</dc:date>
            </office:change-info>
          </text:insertion>
        </text:changed-region>
        <text:changed-region xml:id="ct299929776" text:id="ct299929776">
          <text:insertion>
            <office:change-info>
              <dc:creator>Tim Bourguignon</dc:creator>
              <dc:date>2014-01-09T13:26:00</dc:date>
            </office:change-info>
          </text:insertion>
        </text:changed-region>
        <text:changed-region xml:id="ct299929256" text:id="ct299929256">
          <text:insertion>
            <office:change-info>
              <dc:creator>Tim Bourguignon</dc:creator>
              <dc:date>2014-01-09T11:16:00</dc:date>
            </office:change-info>
          </text:insertion>
        </text:changed-region>
        <text:changed-region xml:id="ct299959312" text:id="ct299959312">
          <text:insertion>
            <office:change-info>
              <dc:creator>Tim Bourguignon</dc:creator>
              <dc:date>2014-01-09T11:15:00</dc:date>
            </office:change-info>
          </text:insertion>
        </text:changed-region>
        <text:changed-region xml:id="ct299955568" text:id="ct299955568">
          <text:insertion>
            <office:change-info>
              <dc:creator>Tim Bourguignon</dc:creator>
              <dc:date>2014-01-09T11:26:00</dc:date>
            </office:change-info>
          </text:insertion>
        </text:changed-region>
        <text:changed-region xml:id="ct299956400" text:id="ct299956400">
          <text:insertion>
            <office:change-info>
              <dc:creator>Tim Bourguignon</dc:creator>
              <dc:date>2014-01-09T11:27:00</dc:date>
            </office:change-info>
          </text:insertion>
        </text:changed-region>
        <text:changed-region xml:id="ct299955880" text:id="ct299955880">
          <text:insertion>
            <office:change-info>
              <dc:creator>Tim Bourguignon</dc:creator>
              <dc:date>2014-01-09T11:28:00</dc:date>
            </office:change-info>
          </text:insertion>
        </text:changed-region>
        <text:changed-region xml:id="ct299955984" text:id="ct299955984">
          <text:insertion>
            <office:change-info>
              <dc:creator>Tim Bourguignon</dc:creator>
              <dc:date>2014-01-09T11:32:00</dc:date>
            </office:change-info>
          </text:insertion>
        </text:changed-region>
        <text:changed-region xml:id="ct299952864" text:id="ct299952864">
          <text:insertion>
            <office:change-info>
              <dc:creator>Tim Bourguignon</dc:creator>
              <dc:date>2014-01-09T11:34:00</dc:date>
            </office:change-info>
          </text:insertion>
        </text:changed-region>
        <text:changed-region xml:id="ct299954320" text:id="ct299954320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299929672" text:id="ct299929672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299928736" text:id="ct299928736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299956296" text:id="ct299956296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299956504" text:id="ct299956504">
          <text:insertion>
            <office:change-info>
              <dc:creator>Tim Bourguignon</dc:creator>
              <dc:date>2014-01-09T11:41:00</dc:date>
            </office:change-info>
          </text:insertion>
        </text:changed-region>
        <text:changed-region xml:id="ct299929880" text:id="ct299929880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299954736" text:id="ct299954736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299928528" text:id="ct299928528">
          <text:insertion>
            <office:change-info>
              <dc:creator>Tim Bourguignon</dc:creator>
              <dc:date>2014-01-09T11:44:00</dc:date>
            </office:change-info>
          </text:insertion>
        </text:changed-region>
        <text:changed-region xml:id="ct299929360" text:id="ct299929360">
          <text:insertion>
            <office:change-info>
              <dc:creator>Tim Bourguignon</dc:creator>
              <dc:date>2014-01-09T11:43:00</dc:date>
            </office:change-info>
          </text:insertion>
        </text:changed-region>
        <text:changed-region xml:id="ct299928216" text:id="ct299928216">
          <text:insertion>
            <office:change-info>
              <dc:creator>Tim Bourguignon</dc:creator>
              <dc:date>2014-01-09T11:45:00</dc:date>
            </office:change-info>
          </text:insertion>
        </text:changed-region>
        <text:changed-region xml:id="ct299927696" text:id="ct299927696">
          <text:insertion>
            <office:change-info>
              <dc:creator>Tim Bourguignon</dc:creator>
              <dc:date>2014-01-09T11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115">You've been PhoneGapped </text:p>
      <text:p text:style-name="P1"><text:span text:style-name="T1">Framework Entscheidungen</text:span><text:change-start text:change-id="ct110705920"/><text:span text:style-name="T1"> </text:span><text:span text:style-name="T138">&amp;</text:span><text:change-end text:change-id="ct110705920"/><text:change text:change-id="ct110706024"/><text:span text:style-name="T1"> </text:span><text:change-start text:change-id="ct110705400"/><text:span text:style-name="T138">Graue Haaren</text:span><text:change-end text:change-id="ct110705400"/><text:change text:change-id="ct110706440"/><text:change-start text:change-id="ct110706232"/><text:span text:style-name="T3"> </text:span><text:change-end text:change-id="ct110706232"/><text:span text:style-name="T3">; e</text:span><text:span text:style-name="T1">in </text:span>Erfahrungsbericht.</text:p>
      <text:p text:style-name="Text_20_body">von <text:span text:style-name="Name"><text:user-field-get text:name="Autor">Tim Bourguignon</text:user-field-get></text:span></text:p>
      <text:p text:style-name="P2"><text:span text:style-name="T4">Man hat manchmal komische Ideen, wie zum Beispiel eine </text:span><text:span text:style-name="T5">m</text:span><text:span text:style-name="T4">obile Applikation </text:span><text:change-start text:change-id="ct110705712"/><text:span text:style-name="T138">in einer Neuer Technologie </text:span><text:change-end text:change-id="ct110705712"/><text:span text:style-name="T4">zu schreiben, </text:span><text:change text:change-id="ct110706544"/><text:span text:style-name="T4"><text:s/></text:span><text:change text:change-id="ct110706648"/><text:span text:style-name="T4"><text:s/>nur um sich danach </text:span><text:span text:style-name="T5">festzustellen</text:span><text:span text:style-name="T4"> „</text:span><text:span text:style-name="T48">tja ging doch“</text:span><text:span text:style-name="T4">! In diesen Fall handelt es sich um eine </text:span><text:span text:style-name="T5">m</text:span><text:span text:style-name="T4">obile Applikation mit PhoneGap... </text:span><text:change-start text:change-id="ct110706128"/><text:span text:style-name="T138">und es geht noch nicht. </text:span><text:change-end text:change-id="ct110706128"/><text:change text:change-id="ct110706752"/><text:change-start text:change-id="ct110705504"/><text:span text:style-name="T138">D</text:span><text:change-end text:change-id="ct110705504"/><text:span text:style-name="T4">ies ist mein Erfahrungsbericht.</text:span></text:p>
      <text:p text:style-name="P28"/>
      <text:p text:style-name="P3"><text:span text:style-name="T4">Es hat alles relativ </text:span><text:span text:style-name="T5">h</text:span><text:span text:style-name="T4">armlos angefangen: ein Kollege hat ein </text:span><text:span text:style-name="T5">n</text:span><text:span text:style-name="T4">eue</text:span><text:span text:style-name="T5">s</text:span><text:span text:style-name="T4"> Smartphone gekauft und ist auf die Idee gekommen eine App für unsere </text:span><text:span text:style-name="T5">j</text:span><text:span text:style-name="T4">ährliche Konferenz zu </text:span><text:span text:style-name="T7">basteln</text:span><text:span text:style-name="T4"> </text:span><text:span text:style-name="T7">(</text:span><text:span text:style-name="T5">Artikel Kaffee-klatsch</text:span><text:span text:style-name="T4">[1]</text:span><text:span text:style-name="T7">)</text:span><text:span text:style-name="T4">. Sein Smartphone ist <text:s/>ein Android und in meine</text:span><text:span text:style-name="T5">r</text:span><text:change-start text:change-id="ct110705816"/><text:span text:style-name="T5"> </text:span><text:change-end text:change-id="ct110705816"/><text:span text:style-name="T3">Hosent</text:span><text:span text:style-name="T4">asche </text:span><text:span text:style-name="T3">regiert</text:span><text:span text:style-name="T4"> <text:s/></text:span><text:span text:style-name="T5">das </text:span><text:span text:style-name="T4">iPhone: </text:span><text:span text:style-name="T7">Problem!</text:span><text:span text:style-name="T4"> </text:span><text:span text:style-name="T3">W</text:span><text:span text:style-name="T4">ie jede</text:span><text:span text:style-name="T5">r</text:span><text:span text:style-name="T4"> gute</text:span><text:span text:style-name="T4"> „Techie“ habe ich </text:span><text:span text:style-name="T5">mir</text:span><text:span text:style-name="T4"> gedacht „</text:span><text:span text:style-name="T48">so eine App hätte ich auch gerne“, </text:span><text:span text:style-name="T56">und </text:span><text:span text:style-name="T57">wie jede</text:span><text:span text:style-name="T61">r</text:span><text:span text:style-name="T57"> gute</text:span><text:span text:style-name="T56"> Entwickler habe</text:span><text:span text:style-name="T57">n meine </text:span><text:span text:style-name="T61">grauen</text:span><text:span text:style-name="T61"> </text:span><text:span text:style-name="T57">Z</text:span><text:span text:style-name="T56">ellen sofort geantwortet: </text:span><text:span text:style-name="T48">„vielleicht kann ich </text:span><text:span text:style-name="T50">es </text:span><text:span text:style-name="T48">selber schreiben?“</text:span><text:span text:style-name="T56"> … </text:span><text:span text:style-name="T59">so was</text:span><text:span text:style-name="T58"> ist jede</text:span><text:span text:style-name="T61">m</text:span><text:span text:style-name="T58"> von uns schon mal passiert, oder?</text:span></text:p>
      <text:p text:style-name="P29"/>
      <text:p text:style-name="P3"><text:span text:style-name="T5">Außer iPhone, iPad</text:span><text:change-start text:change-id="ct110699056"/><text:span text:style-name="T5"> </text:span><text:span text:style-name="T138">&amp;</text:span><text:change-end text:change-id="ct110699056"/><text:change text:change-id="ct110700096"/><text:span text:style-name="T5"> iPod (hum) bin ich l</text:span><text:span text:style-name="T4">eider <text:s/>kein Apple Benutzer</text:span><text:span text:style-name="T5"> </text:span><text:span text:style-name="T4">und habe noch nie die Finger im </text:span><text:span text:style-name="T6">Objective-C</text:span><text:span text:style-name="T4"> reingesteckt. </text:span><text:span text:style-name="T5">Dies ist für i</text:span><text:change-start text:change-id="ct110699264"/><text:span text:style-name="T138">OS</text:span><text:change-end text:change-id="ct110699264"/><text:change text:change-id="ct110700304"/><text:span text:style-name="T5"> Entwicklung </text:span><text:change-start text:change-id="ct110700616"/><text:span text:style-name="T138">aber </text:span><text:change-end text:change-id="ct110700616"/><text:span text:style-name="T5">ein Muss</text:span><text:span text:style-name="T4">. Was ich aber halbwegs </text:span><text:span text:style-name="T7">gut </text:span><text:span text:style-name="T4">kann ist </text:span><text:span text:style-name="T6">Webentwicklung</text:span><text:span text:style-name="T4"> </text:span><text:span text:style-name="T3">und wie </text:span><text:change-start text:change-id="ct299930608"/><text:span text:style-name="T159">in der Kaffee</text:span><text:change-end text:change-id="ct299930608"/><text:change-start text:change-id="ct299928320"/><text:span text:style-name="T159">-Klatsch</text:span><text:change-end text:change-id="ct299928320"/><text:change text:change-id="ct299933728"/><text:span text:style-name="T3"> [2] schon </text:span><text:change text:change-id="ct299938720"/><text:change-start text:change-id="ct299941008"/><text:span text:style-name="T159">be</text:span><text:change-end text:change-id="ct299941008"/><text:span text:style-name="T5">schrieben</text:span><text:change-start text:change-id="ct299935704"/><text:span text:style-name="T5"> </text:span><text:span text:style-name="T159">würde</text:span><text:change-end text:change-id="ct299935704"/><text:change text:change-id="ct299939760"/><text:span text:style-name="T3">, ist PhoneGap</text:span><text:change text:change-id="ct299942568"/><text:span text:style-name="T3"> </text:span><text:change text:change-id="ct299942360"/><text:span text:style-name="T3">ein Kinderspiel. Ich habe mich also entschieden </text:span><text:span text:style-name="T4">PhoneGap auszuprobieren </text:span><text:span text:style-name="T3">und so eine App zu schreiben</text:span><text:span text:style-name="T4">!</text:span></text:p>
      <text:p text:style-name="P73"><text:soft-page-break/>Was soll <text:span text:style-name="T5">sie</text:span> tun?</text:p>
      <text:p text:style-name="P4"><text:span text:style-name="T7">Dieses App sollte </text:span><text:span text:style-name="T5">e</text:span><text:span text:style-name="T7">rstmal <text:s/>die Konferenz unterstützen, </text:span><text:change text:change-id="ct110701136"/><text:span text:style-name="T7">Vorträge, Referenten und Zeitplan <text:s/>darstellen. Also <text:s/>ein </text:span><text:span text:style-name="T5">reines</text:span><text:span text:style-name="T7"> Datendarstellungsprogramm. </text:span><text:span text:style-name="T5">Sie</text:span><text:span text:style-name="T7"> sollte „out-of-the-box“ Offline funktionieren aber auch <text:s/>neue Daten holen können. Ein paar andere Features wie Push-Notifications und Twitter Unterstützung </text:span><text:change text:change-id="ct110700720"/><text:change-start text:change-id="ct110700824"/><text:span text:style-name="T138">wären</text:span><text:change-end text:change-id="ct110700824"/><text:span text:style-name="T7"> noch </text:span><text:change-start text:change-id="ct110701656"/><text:span text:style-name="T7">„</text:span><text:span text:style-name="T138">nice to have“</text:span><text:change-end text:change-id="ct110701656"/><text:change text:change-id="ct110701760"/><text:span text:style-name="T7">. Grundsätzlich </text:span><text:span text:style-name="T5">kein großes Ding.</text:span></text:p>
      <text:p text:style-name="P72">PhoneGap?</text:p>
      <text:p text:style-name="P5"><text:span text:style-name="T6">PhoneGap w</text:span><text:span text:style-name="T5">u</text:span><text:span text:style-name="T6">rde schon i</text:span><text:span text:style-name="T5">m</text:span><text:span text:style-name="T6"> Detail i</text:span><text:span text:style-name="T5">m</text:span><text:span text:style-name="T6"> Kaffee-Klatsch </text:span><text:span text:style-name="T5">vorgestellt</text:span><text:span text:style-name="T6">, ich werde also nicht zu viel darüber </text:span><text:span text:style-name="T5">q</text:span><text:span text:style-name="T6">uatschen. Das wenigstens was man wissen soll</text:span><text:span text:style-name="T5">te:</text:span><text:change text:change-id="ct110703840"/><text:span text:style-name="T6"> es </text:span>ist ein HTML5 <text:span text:style-name="T133">(HTML, Javascript, CSS)</text:span> basierte<text:span text:style-name="T5">r</text:span> Framework um <text:change text:change-id="ct110703944"/><text:s/><text:span text:style-name="T5">m</text:span>obile Apps zu implementieren<text:change text:change-id="ct110704048"/>. </text:p>
      <text:p text:style-name="P5"/>
      <text:p text:style-name="P5"><text:span text:style-name="T6">1) </text:span><text:span text:style-name="T5">P</text:span>ro Plattform <text:span text:style-name="T133">(iPhone, Android, ...)</text:span>, <text:span text:style-name="T133">bastelt</text:span> <text:span text:style-name="T5">man</text:span> eine <text:span text:style-name="T5">m</text:span>ini<text:change-start text:change-id="ct110702904"/><text:span text:style-name="T138">-</text:span><text:change-end text:change-id="ct110702904"/><text:span text:style-name="T5">n</text:span>ative Applikation.<text:change text:change-id="ct110703008"/> <text:span text:style-name="T6">D</text:span>iese Native-Applikation starte<text:span text:style-name="T5">t</text:span> <text:span text:style-name="T6">ein</text:span><text:span text:style-name="T5">en</text:span><text:span text:style-name="T6"> WebView </text:span><text:span text:style-name="T5">der</text:span><text:span text:style-name="T6"> <text:s/>als Host für eine </text:span>WebApplikation <text:span text:style-name="T5">dient</text:span>.</text:p>
      <text:p text:style-name="P5"><text:span text:style-name="T6">2) Diese WebApplikation </text:span><text:span text:style-name="T133">entwickelt</text:span> <text:span text:style-name="T6">man</text:span> in HTML5 anhand "Standard" Web<text:change-start text:change-id="ct108027560"/><text:span text:style-name="T138">-</text:span><text:change-end text:change-id="ct108027560"/>Entwicklungstools.<text:span text:style-name="T6"> </text:span><text:span text:style-name="T133">Bis auf feine Unterschiede</text:span> <text:span text:style-name="T6">sollte diese Web</text:span>Applikation nur einmal <text:span text:style-name="T6">geschrieben werden.</text:span></text:p>
      <text:p text:style-name="P43"/>
      <text:p text:style-name="P5"><text:span text:style-name="T6">Am Ende der Pipeline bekommt man</text:span><text:change text:change-id="ct108026416"/><text:span text:style-name="T6"> </text:span>eine Native-App die in jede<text:span text:style-name="T133">m</text:span> AppStore <text:span text:style-name="T133">a</text:span>kzeptiert wird.</text:p>
      <text:p text:style-name="P32"/>
      <text:p text:style-name="P39">Begriff-Salat</text:p>
      <text:p text:style-name="P32"/>
      <text:p text:style-name="P32">Eines müssen wir <text:span text:style-name="T6">aber </text:span><text:span text:style-name="T133">trotzdem</text:span><text:span text:style-name="T6"> </text:span>klären: was <text:span text:style-name="T6">repräsentiert</text:span> "PhoneGap" wirklich.</text:p>
      <text:p text:style-name="P32"/>
      <text:p text:style-name="P6">PhoneGap w<text:span text:style-name="T133">u</text:span>rde 2009 <text:span text:style-name="T133">von</text:span> der Firma Nitobi <text:span text:style-name="T133">entwickelt</text:span>. Kurz danach w<text:span text:style-name="T133">u</text:span>rde es bei Adobe Systems<text:change-start text:change-id="ct299941320"/> <text:span text:style-name="T159">[</text:span><text:span text:style-name="T164">3</text:span><text:span text:style-name="T159">]</text:span><text:change-end text:change-id="ct299941320"/> ge<text:change-start text:change-id="ct108026624"/><text:span text:style-name="T138">kauft</text:span><text:change-end text:change-id="ct108026624"/><text:change text:change-id="ct105375240"/> und unter der Apache Foundation gelegt. <text:change text:change-id="ct110444096"/><text:change-start text:change-id="ct110443680"/><text:span text:style-name="T138">Es</text:span><text:change-end text:change-id="ct110443680"/> w<text:span text:style-name="T133">u</text:span>rde <text:change text:change-id="ct110443888"/><text:change-start text:change-id="ct110443992"/><text:span text:style-name="T138">dann</text:span><text:change-end text:change-id="ct110443992"/> in "Apache Callback" umbenannt was danach "Apache Cordova"[<text:change-start text:change-id="ct299942776"/><text:span text:style-name="T164">4</text:span><text:change-end text:change-id="ct299942776"/>] geworden ist. Adobe hat aber <text:span text:style-name="T133">den Namen</text:span> "PhoneGap" <text:s/>für sich behalten und produziert <text:change-start text:change-id="ct110443784"/><text:span text:style-name="T139">unter diese Name </text:span><text:change-end text:change-id="ct110443784"/>ein<text:change-start text:change-id="ct110443472"/> „<text:span text:style-name="T139">Fork“ von Cordova</text:span><text:change-end text:change-id="ct110443472"/> <text:change text:change-id="ct110443576"/><text:change-start text:change-id="ct110441184"/><text:s/><text:span text:style-name="T139">und verkauft ein </text:span><text:change-end text:change-id="ct110441184"/><text:change text:change-id="ct110440872"/>BuildSystem <text:change text:change-id="ct219272312"/>unter <text:span text:style-name="T133">dem</text:span> <text:span text:style-name="T133">N</text:span>ame<text:span text:style-name="T133">n </text:span><text:change-start text:change-id="ct110441912"/><text:span text:style-name="T133">„</text:span><text:change-end text:change-id="ct110441912"/>PhoneGap<text:change-start text:change-id="ct110441080"/> <text:span text:style-name="T139">Build“</text:span><text:change-end text:change-id="ct110441080"/> [<text:change-start text:change-id="ct299942880"/><text:span text:style-name="T164">5</text:span><text:change-end text:change-id="ct299942880"/>]. </text:p>
      <text:p text:style-name="P6"/>
      <text:p text:style-name="P6"><text:soft-page-break/>PhoneGap ist also ein Oberbegriff für Cordova &amp; PhoneGap was die Suche <text:span text:style-name="T134">im</text:span><text:change-start text:change-id="ct299924800"/><text:span text:style-name="T134"> </text:span><text:change-end text:change-id="ct299924800"/>Internet natürlich nicht einfacher macht. </text:p>
      <text:p text:style-name="P6"/>
      <text:p text:style-name="P6"><text:span text:style-name="T71">Um das Problem noch weiter zu vertiefen kann man mit </text:span>Telerik's Icenium [<text:change-start text:change-id="ct299943296"/><text:span text:style-name="T164">6</text:span><text:change-end text:change-id="ct299943296"/>]<text:change-start text:change-id="ct299925528"/> <text:change-end text:change-id="ct299925528"/><text:span text:style-name="T134">in .NET</text:span> arbeiten, was auch Cordova basiert ist. <text:span text:style-name="T71">Da</text:span><text:span text:style-name="T134">zu</text:span> <text:span text:style-name="T134">müsste</text:span> man ggf. <text:span text:style-name="T134">nach </text:span>"PhoneGap", "Cordova" &amp; "Icenium" <text:span text:style-name="T134">im</text:span><text:change-start text:change-id="ct299920016"/><text:span text:style-name="T134"> </text:span><text:change-end text:change-id="ct299920016"/>Internet <text:span text:style-name="T134">s</text:span>uchen<text:change-start text:change-id="ct299918248"/><text:span text:style-name="T44">… </text:span><text:span text:style-name="T47">wie praktisch...</text:span></text:p>
      <text:p text:style-name="P6"><text:change-end text:change-id="ct299918248"/><text:span text:style-name="T44"/></text:p>
      <text:p text:style-name="P44">Naja, für diese<text:span text:style-name="T134">n</text:span> Artikel –<text:span text:style-name="T134"> und auch für viele PhoneGap Entwickler </text:span><text:change-start text:change-id="ct299926464"/><text:span text:style-name="T134">–</text:span><text:change-end text:change-id="ct299926464"/> <text:span text:style-name="T134">fällt</text:span> es alles <text:span text:style-name="T134">unter </text:span>„PhoneGap“.</text:p>
      <text:p text:style-name="P32"/>
      <text:p text:style-name="P38">Unser Beispiel</text:p>
      <text:p text:style-name="P38"/>
      <text:p text:style-name="P71"><text:span text:style-name="T72">In u</text:span>nsere<text:span text:style-name="T134">r</text:span> App geht <text:span text:style-name="T73">es </text:span>um Datendarstellung. Die App funktioniert Offline, die Daten sind <text:span text:style-name="T74">relativ</text:span> <text:span text:style-name="T75">f</text:span>est. <text:span text:style-name="T76">Wir</text:span> verwende also keine <text:span text:style-name="T134">K</text:span>amera, Gyroscope, GPS <text:span text:style-name="T77">oder Speicher</text:span><text:span text:style-name="T134">m</text:span><text:span text:style-name="T77">echanismen der </text:span>PhoneGap <text:span text:style-name="T77">API</text:span>.<text:span text:style-name="T77"> </text:span><text:span text:style-name="T134">V</text:span><text:span text:style-name="T77">on PhoneGap werden wir nur </text:span><text:span text:style-name="T134">die</text:span><text:span text:style-name="T77"> </text:span><text:span text:style-name="T134">n</text:span><text:span text:style-name="T77">ative Schale verwenden. Ein</text:span><text:span text:style-name="T134">s</text:span><text:span text:style-name="T77"> bleibt uns aber: der UI-Kampf.</text:span></text:p>
      <text:p text:style-name="P32"/>
      <text:p text:style-name="P37">„Nur“ ein<text:span text:style-name="T8">m</text:span>al <text:span text:style-name="T8">s</text:span>ch<text:span text:style-name="T8">rei</text:span>ben?</text:p>
      <text:p text:style-name="P32"/>
      <text:p text:style-name="P7"><text:span text:style-name="T4">Nicht so lange her hieß; </text:span><text:span text:style-name="T8">Design Styl der Plattform! </text:span><text:change text:change-id="ct299926984"/><text:change text:change-id="ct299924696"/><text:change-start text:change-id="ct299925320"/><text:span text:style-name="T140">iOS</text:span><text:change-end text:change-id="ct299925320"/><text:span text:style-name="T8"> muss nach </text:span><text:change text:change-id="ct299925008"/><text:change-start text:change-id="ct299926048"/><text:span text:style-name="T140">iOS</text:span><text:change-end text:change-id="ct299926048"/><text:span text:style-name="T8"> aussehen, Android nach Android...</text:span><text:span text:style-name="T4"> <text:s/>Dies h</text:span><text:span text:style-name="T8">a</text:span><text:span text:style-name="T4">tte als </text:span><text:span text:style-name="T9">Auswirkung</text:span><text:span text:style-name="T8">,</text:span><text:span text:style-name="T4"> <text:s/>dass </text:span><text:span text:style-name="T8">m</text:span><text:span text:style-name="T9">an</text:span><text:span text:style-name="T4"> eine UI </text:span><text:span text:style-name="T8">p</text:span><text:span text:style-name="T4">ro </text:span><text:span text:style-name="T9">Plattform</text:span><text:span text:style-name="T4"> produzieren </text:span><text:span text:style-name="T8">musste</text:span><text:span text:style-name="T4"> ; was PhoneGap <text:s/></text:span><text:span text:style-name="T9">deutlich </text:span><text:span text:style-name="T4">weniger interessant </text:span><text:span text:style-name="T8">ge</text:span><text:span text:style-name="T4">mach</text:span><text:span text:style-name="T8">t hätte</text:span><text:change text:change-id="ct299926568"/><text:span text:style-name="T4">.</text:span></text:p>
      <text:p text:style-name="P33"/>
      <text:p text:style-name="P7"><text:span text:style-name="T4">Die Trends gehen </text:span><text:span text:style-name="T8">h</text:span><text:span text:style-name="T4">eutzutage mehr </text:span><text:span text:style-name="T9">Richtung</text:span><text:span text:style-name="T4"> "Branding</text:span><text:span text:style-name="T9">-Design</text:span><text:span text:style-name="T4">", </text:span><text:span text:style-name="T9">nämlich</text:span><text:span text:style-name="T4"> ein </text:span><text:span text:style-name="T8">e</text:span><text:span text:style-name="T4">inheitliches <text:s/>Design</text:span><text:change text:change-id="ct299924904"/><text:span text:style-name="T4">, </text:span><text:span text:style-name="T8">das</text:span><text:span text:style-name="T4"> Ihre Organisation oder </text:span><text:span text:style-name="T8">das</text:span><text:span text:style-name="T4"> Produkt spiegelt </text:span><text:span text:style-name="T9">und </text:span><text:span text:style-name="T8">w</text:span><text:span text:style-name="T9">eniger nach </text:span><text:change text:change-id="ct299926672"/><text:span text:style-name="T9">iOS </text:span><text:span text:style-name="T8">oder</text:span><text:change-start text:change-id="ct299926776"/><text:span text:style-name="T8"> </text:span><text:change-end text:change-id="ct299926776"/><text:span text:style-name="T9">Android aussieht</text:span><text:span text:style-name="T4">. </text:span></text:p>
      <text:p text:style-name="P33"/>
      <text:p text:style-name="P7"><text:span text:style-name="T4">Natürlich </text:span><text:span text:style-name="T9">muss</text:span><text:span text:style-name="T4"> man sich an manche </text:span><text:span text:style-name="T9">Navigation oder Darstellungs-</text:span><text:span text:style-name="T4">Regeln halten </text:span><text:span text:style-name="T9">aber mit ein bisschen Mühe kann man</text:span><text:span text:style-name="T4"> </text:span><text:span text:style-name="T9">eine </text:span><text:span text:style-name="T8">r</text:span><text:span text:style-name="T9">elativ </text:span><text:span text:style-name="T8">einheitliche</text:span><text:span text:style-name="T9"> UI produzieren und die</text:span><text:span text:style-name="T8">se</text:span><text:span text:style-name="T9"> nur </text:span><text:span text:style-name="T8">einmal</text:span><text:span text:style-name="T9"> </text:span><text:span text:style-name="T8">s</text:span><text:span text:style-name="T9">chreiben.</text:span></text:p>
      <text:p text:style-name="P34"/>
      <text:p text:style-name="P34">Willkommen im Far<text:span text:style-name="T78">-</text:span>West</text:p>
      <text:p text:style-name="P32"/>
      <text:p text:style-name="P7"><text:span text:style-name="T9">Wer PhoneGap </text:span><text:span text:style-name="T8">verwenden </text:span><text:span text:style-name="T10">und mehr als ein</text:span><text:span text:style-name="T8">e</text:span><text:span text:style-name="T10"> Plattform</text:span><text:span text:style-name="T9"> angreifen will, muss </text:span><text:span text:style-name="T8">sich aber darüber klar sein</text:span><text:span text:style-name="T9">: es handelt sich um Web</text:span><text:span text:style-name="T78">-</text:span><text:span text:style-name="T9">Entwicklung mit eine</text:span><text:span text:style-name="T8">r</text:span><text:span text:style-name="T9"> </text:span><text:span text:style-name="T8">u</text:span><text:span text:style-name="T9">nendliche</text:span><text:span text:style-name="T8">n</text:span><text:span text:style-name="T9"> Palette an Ziel Gerät</text:span><text:span text:style-name="T8">en</text:span><text:span text:style-name="T9">. </text:span><text:span text:style-name="T4">Da wo iOS </text:span><text:span text:style-name="T9">Entwickler</text:span><text:span text:style-name="T4"> sich auf </text:span><text:span text:style-name="T10">zwei</text:span><text:span text:style-name="T4"> </text:span><text:span text:style-name="T9">Bildschirmauflösungen</text:span><text:span text:style-name="T4"> und eine Handvoll </text:span><text:span text:style-name="T9">G</text:span><text:span text:style-name="T4">erät </text:span><text:span text:style-name="T8">k</text:span><text:span text:style-name="T4">onzentrieren können, landet man mit PhoneGap i</text:span><text:span text:style-name="T8">m</text:span><text:span text:style-name="T4"> Mobile</text:span><text:span text:style-name="T8">n</text:span><text:span text:style-name="T4">D</text:span><text:span text:style-name="T9">s</text:span><text:span text:style-name="T4">chungel was massive </text:span><text:soft-page-break/><text:span text:style-name="T4">Design </text:span><text:span text:style-name="T9">A</text:span><text:span text:style-name="T4">uswirkungen </text:span><text:span text:style-name="T9">hat</text:span><text:span text:style-name="T4">. Ohne „Responsive Framework“ empfehle ich </text:span><text:span text:style-name="T9">zum Beispiel gar </text:span><text:span text:style-name="T4">nicht </text:span><text:span text:style-name="T8">erst </text:span><text:span text:style-name="T4">zu </text:span><text:span text:style-name="T9">starten</text:span><text:span text:style-name="T4">.</text:span><text:change-start text:change-id="ct299926880"/><text:span text:style-name="T4"> </text:span><text:span text:style-name="T140">Ohne UI-Framework musst ihr die Browserunterschiede selber glatt Bügeln, was weder Lustig noch einfach ist.</text:span><text:change-end text:change-id="ct299926880"/></text:p>
      <text:p text:style-name="P33"/>
      <text:p text:style-name="P8">Neben der Bildschirmauflösung <text:change text:change-id="ct299925736"/>hat man <text:span text:style-name="T8">auch </text:span>mit unterschiedliche<text:span text:style-name="T8">n</text:span>Prozess-Kapazität<text:span text:style-name="T8">en</text:span> <text:span text:style-name="T8">zu tun</text:span>, was <text:span text:style-name="T8">auf </text:span><text:s/>Performances <text:span text:style-name="T8">und Usability starke</text:span><text:change text:change-id="ct299913672"/><text:span text:style-name="T8"> Auswirkungen hat.</text:span></text:p>
      <text:p text:style-name="P8"/>
      <text:p text:style-name="P9">Natürlich sind die Native-Container Applikationen auch zu „tweaken“ um ein einheitliches <text:span text:style-name="T8">D</text:span>esign zu erreichen. Und noch weiter, die Browsers (die der WebView hosten) <text:span text:style-name="T8">der</text:span> verschiedene<text:span text:style-name="T8">n</text:span> Plattformen haben kleine aber <text:span text:style-name="T8">f</text:span>eine Unterschiede die <text:change-start text:change-id="ct299985616"/><text:span text:style-name="T141">Trotzt PhoneGap API </text:span><text:change-end text:change-id="ct299985616"/>uns das Leben schwer machen wollen...<text:change text:change-id="ct108435088"/></text:p>
      <text:p text:style-name="P9"/>
      <text:p text:style-name="P9">Wie gesagt, de<text:span text:style-name="T8">r</text:span> Far-West.</text:p>
      <text:p text:style-name="P32"/>
      <text:p text:style-name="P34">UI Framework</text:p>
      <text:p text:style-name="P41"/>
      <text:p text:style-name="P7"><text:span text:style-name="T9">Weil es so viele </text:span><text:span text:style-name="T8">Unbekannte</text:span><text:span text:style-name="T9"> i</text:span><text:span text:style-name="T8">m</text:span><text:span text:style-name="T9"> Projekt </text:span><text:change text:change-id="ct299930504"/><text:span text:style-name="T9">gab</text:span><text:change-start text:change-id="ct299928944"/><text:span text:style-name="T9"> </text:span><text:span text:style-name="T150">(wie z.B. der Anzahl an Abend dass ich drin investieren kann)</text:span><text:change-end text:change-id="ct299928944"/><text:span text:style-name="T9"> habe ich </text:span><text:span text:style-name="T8">mir</text:span><text:span text:style-name="T9"> von Anfang an nur </text:span><text:span text:style-name="T8">m</text:span><text:span text:style-name="T9">obile Gerät als Ziel</text:span><text:span text:style-name="T8">p</text:span><text:span text:style-name="T9">lattform gesetzt </text:span><text:change-start text:change-id="ct299945688"/><text:span text:style-name="T142">- </text:span><text:change-end text:change-id="ct299945688"/><text:change text:change-id="ct299946832"/><text:span text:style-name="T9">und zwar nur Handys, nicht mal Tablets</text:span><text:change-start text:change-id="ct299944544"/><text:span text:style-name="T9"> </text:span><text:span text:style-name="T142">-</text:span><text:change-end text:change-id="ct299944544"/><text:change text:change-id="ct299946936"/><text:change-start text:change-id="ct108437168"/><text:span text:style-name="T9"> </text:span><text:span text:style-name="T142">und</text:span><text:change-end text:change-id="ct108437168"/><text:span text:style-name="T9"> </text:span><text:span text:style-name="T8">als </text:span><text:span text:style-name="T45">Standard: iPhone Größe.</text:span><text:span text:style-name="T10"> </text:span><text:change text:change-id="ct299930296"/><text:change text:change-id="ct299945480"/><text:change text:change-id="ct299930816"/><text:span text:style-name="T9"><text:s/>Ich habe mich also gegen eine </text:span><text:span text:style-name="T8">v</text:span><text:span text:style-name="T9">oll </text:span><text:span text:style-name="T13">R</text:span><text:span text:style-name="T9">esponsive Lösung entschieden und </text:span><text:span text:style-name="T13">damit</text:span><text:span text:style-name="T64"> </text:span><text:span text:style-name="T9">relativ schnell eine erste Version auf J</text:span><text:span text:style-name="T13">Q</text:span><text:span text:style-name="T9">ueryMobile </text:span><text:span text:style-name="T68">(JQM) [</text:span><text:change-start text:change-id="ct299941840"/><text:span text:style-name="T165">7</text:span><text:change-end text:change-id="ct299941840"/><text:span text:style-name="T68">]</text:span><text:change-start text:change-id="ct299935808"/><text:span text:style-name="T161">[</text:span><text:span text:style-name="T165">8</text:span><text:span text:style-name="T161">]</text:span><text:change-end text:change-id="ct299935808"/><text:span text:style-name="T9"> </text:span><text:span text:style-name="T13">a</text:span><text:span text:style-name="T9">ufgebaut.</text:span></text:p>
      <text:p text:style-name="P8"/>
      <text:p text:style-name="P10"><text:span text:style-name="T9">Diese </text:span><text:span text:style-name="T13">e</text:span><text:span text:style-name="T9">rste Version habe</text:span><text:change text:change-id="ct299946208"/><text:span text:style-name="T11"> </text:span><text:change text:change-id="ct299947040"/><text:change-start text:change-id="ct299946520"/><text:span text:style-name="T142">ich</text:span><text:change-end text:change-id="ct299946520"/><text:span text:style-name="T9"> 100% auf Desktop </text:span><text:span text:style-name="T10">Rechner</text:span><text:span text:style-name="T9"> gebaut, in Chrome mit </text:span><text:span text:style-name="T13">Hilfe von</text:span><text:span text:style-name="T9"> Plugin</text:span><text:span text:style-name="T83">s </text:span><text:span text:style-name="T9">wie</text:span><text:span text:style-name="T64"> <text:s/>„Ripple Emulator“ [</text:span><text:change-start text:change-id="ct299943712"/><text:span text:style-name="T165">9</text:span><text:change-end text:change-id="ct299943712"/><text:span text:style-name="T64">]</text:span><text:span text:style-name="T9"> </text:span><text:span text:style-name="T64">oder </text:span><text:span text:style-name="T9">„Mobile/RDW Tester“ </text:span><text:span text:style-name="T64">[</text:span><text:change-start text:change-id="ct219274912"/><text:span text:style-name="T161">1</text:span><text:change-end text:change-id="ct219274912"/><text:change-start text:change-id="ct299944024"/><text:span text:style-name="T165">0</text:span><text:change-end text:change-id="ct299944024"/><text:span text:style-name="T64">] </text:span><text:span text:style-name="T83">die automatisch die Größe </text:span><text:span text:style-name="T13">des</text:span><text:span text:style-name="T83"> Browser-Fenster</text:span><text:span text:style-name="T13">s</text:span><text:span text:style-name="T83"> an </text:span><text:span text:style-name="T13">das</text:span><text:span text:style-name="T83"> Gerät anpassen</text:span><text:span text:style-name="T64">. </text:span><text:span text:style-name="T68">Alles ging gut, es war schnell und schön. </text:span><text:span text:style-name="T12">Obwohl </text:span><text:change text:change-id="ct299945584"/><text:change-start text:change-id="ct299945792"/><text:span text:style-name="T142">ich</text:span><text:change-end text:change-id="ct299945792"/><text:span text:style-name="T12"> eine </text:span><text:change text:change-id="ct299947560"/><text:change-start text:change-id="ct299945896"/><text:span text:style-name="T142">schöne</text:span><text:change-end text:change-id="ct299945896"/><text:span text:style-name="T12"> SinglePage Applikation gebaut hatte</text:span><text:change text:change-id="ct299947456"/><text:span text:style-name="T12">, </text:span><text:span text:style-name="T14">waren </text:span><text:span text:style-name="T12">die </text:span><text:change-start text:change-id="ct299948080"/><text:span text:style-name="T142">Architekturellen</text:span><text:change-end text:change-id="ct299948080"/><text:change text:change-id="ct299946312"/><text:span text:style-name="T14"> Teile schön getrennt, die Javascript Seite klar und übersichtlich</text:span><text:span text:style-name="T10">. Die Transitionen waren chic und </text:span><text:span text:style-name="T13">das</text:span><text:span text:style-name="T10"> Design </text:span><text:change text:change-id="ct299944440"/><text:span text:style-name="T15">echt gut </text:span><text:span text:style-name="T10">für ein</text:span><text:span text:style-name="T13">en e</text:span><text:span text:style-name="T10">rste</text:span><text:span text:style-name="T13">n</text:span><text:span text:style-name="T10"> </text:span><text:span text:style-name="T22">Entwurf.</text:span><text:span text:style-name="T68"> </text:span><text:span text:style-name="T13">Dafür</text:span><text:span text:style-name="T15"> ha</text:span><text:change text:change-id="ct299946000"/><text:change-start text:change-id="ct299947248"/><text:span text:style-name="T142">be</text:span><text:change-end text:change-id="ct299947248"/><text:span text:style-name="T16"> </text:span><text:change text:change-id="ct299944960"/><text:change-start text:change-id="ct299944752"/><text:span text:style-name="T142">ich</text:span><text:change-end text:change-id="ct299944752"/><text:change text:change-id="ct299945272"/><text:span text:style-name="T16"> </text:span><text:span text:style-name="T13">auch Nächte</text:span><text:span text:style-name="T15"> lang a</text:span><text:span text:style-name="T13">m</text:span><text:span text:style-name="T15"> </text:span><text:change text:change-id="ct299945168"/><text:span text:style-name="T15">Design geschraubt</text:span><text:change-start text:change-id="ct299947768"/><text:span text:style-name="T15">.</text:span><text:change-end text:change-id="ct299947768"/><text:change text:change-id="ct299950368"/><text:change-start text:change-id="ct299946728"/><text:span text:style-name="T13"> </text:span><text:span text:style-name="T142">D</text:span><text:change-end text:change-id="ct299946728"/><text:span text:style-name="T13">er</text:span><text:span text:style-name="T14"> </text:span><text:span text:style-name="T15">Realitätstest</text:span><text:span text:style-name="T13"> hat sich daher etwas</text:span><text:change-start text:change-id="ct299948912"/><text:span text:style-name="T13"> </text:span><text:change-end text:change-id="ct299948912"/><text:span text:style-name="T14">verzöger</text:span><text:span text:style-name="T13">t</text:span><text:span text:style-name="T15">.</text:span></text:p>
      <text:p text:style-name="P9"/>
      <text:p text:style-name="P11"><text:span text:style-name="T15">Irgendwann ist aber </text:span><text:span text:style-name="T13">t</text:span><text:span text:style-name="T15">rotzdem die Realität aufgetaucht: </text:span><text:span text:style-name="T17"><text:s/></text:span><text:change text:change-id="ct299949016"/><text:change-start text:change-id="ct299949536"/><text:span text:style-name="T142">ich</text:span><text:change-end text:change-id="ct299949536"/><text:span text:style-name="T68"> </text:span><text:span text:style-name="T13">habe</text:span><text:change text:change-id="ct299948808"/><text:span text:style-name="T13"> </text:span><text:span text:style-name="T68">versucht </text:span><text:span text:style-name="T17">die</text:span><text:span text:style-name="T68"> App auf </text:span><text:span text:style-name="T13">die</text:span><text:change-start text:change-id="ct299949640"/><text:span text:style-name="T13"> </text:span><text:change-end text:change-id="ct299949640"/><text:span text:style-name="T15">Zielgeräte </text:span><text:span text:style-name="T68">auszurollen. Das </text:span><text:span text:style-name="T13">e</text:span><text:span text:style-name="T15">rste </text:span><text:span text:style-name="T68">Handy </text:span><text:span text:style-name="T10">war</text:span><text:span text:style-name="T68"> </text:span><text:span text:style-name="T13">a</text:span><text:span text:style-name="T68">lt, l</text:span><text:span text:style-name="T10">ief</text:span><text:span text:style-name="T68"> mit Android 2.3... und meine App war </text:span><text:span text:style-name="T13">u</text:span><text:span text:style-name="T68">nbedienbar. </text:span><text:span text:style-name="T80">Ganz verzwe</text:span><text:soft-page-break/><text:span text:style-name="T80">ifelt habe ich es </text:span><text:span text:style-name="T15">auch </text:span><text:span text:style-name="T80">auf ein</text:span><text:span text:style-name="T13">em</text:span><text:span text:style-name="T80"> Entry-Level Windows Phone 8 Handy ausgerollt... mit </text:span><text:span text:style-name="T15">etwas bessere</text:span><text:span text:style-name="T13">m</text:span><text:span text:style-name="T15"> aber trotzdem </text:span><text:span text:style-name="T13">ä</text:span><text:span text:style-name="T80">hnliche</text:span><text:span text:style-name="T13">m</text:span><text:span text:style-name="T80"> Ergebnisse.</text:span></text:p>
      <text:p text:style-name="P48"/>
      <text:p text:style-name="P12"><text:change text:change-id="ct299948704"/><text:change-start text:change-id="ct299949328"/><text:span text:style-name="T142">Ich</text:span><text:change-end text:change-id="ct299949328"/> hatte<text:change text:change-id="ct299948184"/> PhoneGap als „<text:span text:style-name="T22">Nicht-Blitz-Schnell</text:span>“ erwartet, aber so langsam auch nicht. Da hatte<text:change text:change-id="ct299949120"/><text:span text:style-name="T19"> </text:span><text:change text:change-id="ct299948288"/><text:change-start text:change-id="ct299947664"/><text:span text:style-name="T142">ich</text:span><text:change-end text:change-id="ct299947664"/> sicherlich was falsch gemacht.</text:p>
      <text:p text:style-name="P46"/>
      <text:p text:style-name="P35">Zurück zum DesignBoard</text:p>
      <text:p text:style-name="Standard"/>
      <text:p text:style-name="P13"><text:span text:style-name="T80">Ein paar Abend lang habe</text:span><text:change text:change-id="ct299949224"/><text:span text:style-name="T20"> </text:span><text:change text:change-id="ct299950784"/><text:change-start text:change-id="ct299950888"/><text:span text:style-name="T142">ich</text:span><text:change-end text:change-id="ct299950888"/><text:span text:style-name="T80"> </text:span><text:span text:style-name="T13">im</text:span><text:change-start text:change-id="ct299955152"/><text:span text:style-name="T13"> </text:span><text:change-end text:change-id="ct299955152"/><text:span text:style-name="T80">Internet </text:span><text:span text:style-name="T13">nach</text:span><text:span text:style-name="T80"> Erfahrung</text:span><text:span text:style-name="T13">en</text:span><text:span text:style-name="T80"> andere</text:span><text:span text:style-name="T13">r</text:span><text:change-start text:change-id="ct299949744"/><text:span text:style-name="T13"> </text:span><text:change-end text:change-id="ct299949744"/><text:span text:style-name="T80">Entwickler </text:span><text:span text:style-name="T13">gesucht</text:span><text:span text:style-name="T80">. E</text:span><text:span text:style-name="T68">s gibt ungefähr so viele Ahnungen wie Autoren und es geht von </text:span><text:span text:style-name="T49">„PhoneGap mit JQM? Nie und Niemals“</text:span><text:span text:style-name="T68"> </text:span><text:span text:style-name="T13">bis </text:span><text:span text:style-name="T68">zu </text:span><text:span text:style-name="T49">„PhoneGap mit JQM, geil wenn man weiß wie“</text:span><text:span text:style-name="T53"> (wie verraten sie allerdings nicht so richtig)</text:span><text:span text:style-name="T68">. </text:span></text:p>
      <text:p text:style-name="P83"><text:change-start text:change-id="ct299951928"/></text:p>
      <text:p text:style-name="P80"><text:span text:style-name="T142">Mehrere Optionen hatte ich </text:span><text:span text:style-name="T142">zum Auswahl:</text:span></text:p>
      <text:list xml:id="list6318803082809647261" text:style-name="L1">
        <text:list-item>
          <text:p text:style-name="P81"><text:span text:style-name="T142">Mit JQM und dieses Design auf Performance Jagt gehen</text:span></text:p>
        </text:list-item>
        <text:list-item>
          <text:p text:style-name="P81"><text:span text:style-name="T142">Mit JQM bleiben aber ein </text:span><text:span text:style-name="T30">Performanter</text:span><text:span text:style-name="T142"> Design </text:span><text:span text:style-name="T30">entwickeln</text:span></text:p>
        </text:list-item>
        <text:list-item>
          <text:p text:style-name="P81"><text:span text:style-name="T142">Einen Neuen UI-Framework suchen der </text:span><text:span text:style-name="T30">das existierende </text:span><text:span text:style-name="T142">Design </text:span><text:span text:style-name="T30">erlaubt</text:span></text:p>
        </text:list-item>
        <text:list-item>
          <text:p text:style-name="P82"><text:span text:style-name="T30">Framework und design wechseln</text:span></text:p>
        </text:list-item>
        <text:list-item>
          <text:p text:style-name="P81"><text:span text:style-name="T30">PhoneGap aufgeben</text:span></text:p>
        </text:list-item>
      </text:list>
      <text:p text:style-name="P83"/>
      <text:p text:style-name="P84"><text:span text:style-name="T30">Ich habe mich also auf Performance Jagt gemacht.</text:span></text:p>
      <text:p text:style-name="P12"><text:change-end text:change-id="ct299951928"/></text:p>
      <text:p text:style-name="P36"><text:span text:style-name="T13">Schlüsselwort</text:span><text:span text:style-name="T82"> „</text:span>Beschleunigen“</text:p>
      <text:p text:style-name="P12"/>
      <text:p text:style-name="P12">Wenn ihr <text:span text:style-name="T13">nach</text:span>„JQueryMobile Performance“ auf Google sucht sind mehr als 50% der Treffer mit PhoneGap verbunden ; <text:span text:style-name="T22">und </text:span><text:span text:style-name="T13">dies</text:span><text:span text:style-name="T22"> ist kein Wunder. Viele Entwickler haben </text:span><text:span text:style-name="T13">dieselbe</text:span><text:span text:style-name="T22"> Erfahrung wie </text:span><text:change text:change-id="ct299954944"/><text:change-start text:change-id="ct299956816"/><text:span text:style-name="T30">ich</text:span><text:change-end text:change-id="ct299956816"/><text:span text:style-name="T22"> gesammelt: HTML5 „wie immer“ </text:span><text:span text:style-name="T85">programmiert</text:span><text:span text:style-name="T22"> gebastelt, weit entfernt von </text:span><text:span text:style-name="T13">m</text:span><text:span text:style-name="T22">obile</text:span><text:span text:style-name="T13">n </text:span><text:span text:style-name="T22">Geräte</text:span><text:span text:style-name="T13">n</text:span><text:change-start text:change-id="ct299954424"/><text:span text:style-name="T13"> </text:span><text:change-end text:change-id="ct299954424"/><text:span text:style-name="T22">gearbeitet und sich danach wundern warum das ganze </text:span><text:span text:style-name="T13">eine </text:span><text:span text:style-name="T22">schlechte Performance hat.</text:span></text:p>
      <text:p text:style-name="P65"/>
      <text:p text:style-name="P14"><text:span text:style-name="T22">Hier sind alle Tricks </text:span><text:span text:style-name="T13">die</text:span><text:span text:style-name="T22"> </text:span><text:change text:change-id="ct299955048"/><text:change-start text:change-id="ct299955256"/><text:span text:style-name="T30">ich</text:span><text:change-end text:change-id="ct299955256"/><text:span text:style-name="T22"> bisher im Einsatz </text:span><text:span text:style-name="T13">gefunden</text:span><text:span text:style-name="T22"> habe</text:span><text:change text:change-id="ct299957024"/><text:span text:style-name="T22"> um </text:span><text:change text:change-id="ct299954840"/><text:change-start text:change-id="ct299954528"/><text:span text:style-name="T30">meine</text:span><text:change-end text:change-id="ct299954528"/><text:span text:style-name="T22"> App zu beschleunigen ; </text:span><text:span text:style-name="T96">und </text:span><text:span text:style-name="T13">der</text:span><text:span text:style-name="T96"> „nullte“ Tip </text:span><text:span text:style-name="T23">wäre</text:span><text:span text:style-name="T96">: von Tag Eins </text:span><text:span text:style-name="T13">an </text:span><text:span text:style-name="T96">auf Zielgeräte</text:span><text:span text:style-name="T13">ntesten</text:span><text:span text:style-name="T96">!</text:span></text:p>
      <text:p text:style-name="P65"/>
      <text:p text:style-name="P66">1. DOM Größe</text:p>
      <text:p text:style-name="P65"/>
      <text:p text:style-name="P15"><text:span text:style-name="T23">Das größte Problem mit JQuery &amp; JQueryMobile wird </text:span><text:span text:style-name="T13">die</text:span><text:span text:style-name="T23"> DOM Größe sein. Wenn ihr mit JQM z.B. eine ListView baut, produziert JQM für jede „li“ Tag eine Vier-Stufige „</text:span><text:span text:style-name="T82">li/div/div/a“ </text:span><text:span text:style-name="T23">Struktur. Mit etwas mehr Inhalt sind </text:span><text:change text:change-id="ct299955360"/><text:change-start text:change-id="ct299957440"/><text:span text:style-name="T30">meine</text:span><text:change-end text:change-id="ct299957440"/><text:span text:style-name="T23"> List-Elemente schnell 6 oder 7 </text:span><text:span text:style-name="T13">s</text:span><text:span text:style-name="T23">tufig gewor</text:span><text:soft-page-break/><text:span text:style-name="T23">den mit insgesamt 15 bis 20 Elemente</text:span><text:span text:style-name="T13">n</text:span><text:span text:style-name="T23">. Das für mehr als 100 Vorträge f</text:span><text:span text:style-name="T13">ä</text:span><text:span text:style-name="T23">ngt an eine </text:span><text:span text:style-name="T13">s</text:span><text:span text:style-name="T23">chöne Menge zu sein.</text:span></text:p>
      <text:p text:style-name="P66"/>
      <text:p text:style-name="P16"><text:span text:style-name="T23">Es ist kritisch diese Menge im Kopf zu behalten und </text:span><text:span text:style-name="T13">zu </text:span><text:span text:style-name="T23">versuchen </text:span><text:span text:style-name="T13">sie</text:span><text:span text:style-name="T23"> unter Kontrolle zu halten. </text:span><text:span text:style-name="T24">„Ist es wirklich nötig dies Information im DOM zu haben oder k</text:span><text:change-start text:change-id="ct299955672"/><text:span text:style-name="T54">ann</text:span><text:change-end text:change-id="ct299955672"/><text:change text:change-id="ct299954632"/><text:span text:style-name="T24"> </text:span><text:change text:change-id="ct299955464"/><text:change-start text:change-id="ct299957232"/><text:span text:style-name="T54">ich</text:span><text:change-end text:change-id="ct299957232"/><text:span text:style-name="T24"> </text:span><text:span text:style-name="T53">sie</text:span><text:span text:style-name="T24"> „bei bedarf“ nachladen?“</text:span><text:span text:style-name="T23"> ist z.B. eine Frage </text:span><text:span text:style-name="T13">die</text:span><text:span text:style-name="T23"> </text:span><text:change text:change-id="ct299955776"/><text:change-start text:change-id="ct299956088"/><text:span text:style-name="T30">ich mir</text:span><text:change-end text:change-id="ct299956088"/><text:change text:change-id="ct299957544"/><text:span text:style-name="T23"> dann häufig fragen </text:span><text:span text:style-name="T13">musste</text:span><text:change text:change-id="ct299959520"/><text:span text:style-name="T23">.</text:span></text:p>
      <text:p text:style-name="P66"/>
      <text:p text:style-name="P52"><text:span text:style-name="T127">Obwohl JQM erlaubt mehrere „Seiten“ innerhalb eine</text:span><text:span text:style-name="T13">r</text:span><text:span text:style-name="T127"> HTML Seite zu definieren ist es nicht empfohlen. Der DOM wird dennoch größer und umso komplexer zu navigieren </text:span><text:span text:style-name="T128">(für Caching &amp; Prefetching Tips, siehe </text:span><text:span text:style-name="T13">unten </text:span><text:span text:style-name="T128">Punkt </text:span><text:span text:style-name="T13">vier</text:span><text:span text:style-name="T128"> )</text:span><text:span text:style-name="T127">.</text:span></text:p>
      <text:p text:style-name="P66"/>
      <text:p text:style-name="P15"><text:span text:style-name="T13">Die</text:span><text:span text:style-name="T129"> Größe des DOMs is</text:span><text:span text:style-name="T23">t natürlich allein nicht DAS Problem. Wird aber im Kombination mit Punkt zwei etwas kritischer.</text:span></text:p>
      <text:p text:style-name="P66"/>
      <text:p text:style-name="P15"><text:span text:style-name="T23">2. JQuery Sele</text:span><text:span text:style-name="T25">k</text:span><text:span text:style-name="T23">tor</text:span><text:span text:style-name="T25">en</text:span></text:p>
      <text:p text:style-name="P66"/>
      <text:p text:style-name="P66">Dies ist wieder kein PhoneGap / JQM Problem per se. Es liege eher un<text:span text:style-name="T13">t</text:span>er <text:span text:style-name="T13">den</text:span> Javascript „Best Practice“.</text:p>
      <text:p text:style-name="P66"/>
      <text:p text:style-name="P15"><text:span text:style-name="T25">Es wird für viele </text:span><text:span text:style-name="T13">d</text:span><text:span text:style-name="T25">oof klingen, aber wie oft habe</text:span><text:change text:change-id="ct299958688"/><text:span text:style-name="T25"> </text:span><text:change text:change-id="ct299958480"/><text:change-start text:change-id="ct299958584"/><text:span text:style-name="T30">ich</text:span><text:change-end text:change-id="ct299958584"/><text:span text:style-name="T25"> JS Funktionen </text:span><text:span text:style-name="T114">geschrieben ohne de</text:span><text:span text:style-name="T13">n</text:span><text:span text:style-name="T114"> </text:span><text:span text:style-name="T13">g</text:span><text:span text:style-name="T114">anze</text:span><text:span text:style-name="T13">n</text:span><text:change-start text:change-id="ct299958272"/><text:span text:style-name="T13"> </text:span><text:change-end text:change-id="ct299958272"/><text:span text:style-name="T114">Scope nachzuschauen und am ende gemerkt das </text:span><text:span text:style-name="T23">JQuery Selektoren </text:span><text:span text:style-name="T114">immer </text:span><text:span text:style-name="T25">wieder </text:span><text:span text:style-name="T114">aufgerufen w</text:span><text:span text:style-name="T13">u</text:span><text:span text:style-name="T114">rden. </text:span><text:span text:style-name="T25">JQuery Selektoren </text:span><text:span text:style-name="T23">sind </text:span><text:span text:style-name="T13">t</text:span><text:span text:style-name="T23">euer. </text:span><text:span text:style-name="T13">Man sollte sie besser speichern und wiederverwenden.</text:span><text:span text:style-name="T25"> Immer. </text:span></text:p>
      <text:p text:style-name="P67"/>
      <text:p text:style-name="P68">JQuery Selektoren können <text:span text:style-name="T137">auf verschiedene Arten</text:span> geschrieben werden mit unterschiedliche<text:span text:style-name="T137">n</text:span> Performance Effekten:</text:p>
      <text:p text:style-name="P17"><text:span text:style-name="T26">- JQuery Id Selektoren verwenden direkt die Native Browser Methode </text:span><text:span text:style-name="T118">getElementByID()</text:span><text:span text:style-name="T116"> was natürlich am </text:span><text:span text:style-name="T117">e</text:span><text:span text:style-name="T116">ffizienteste</text:span><text:span text:style-name="T117">n</text:span><text:span text:style-name="T116"> ist</text:span><text:span text:style-name="T26">.</text:span></text:p>
      <text:p text:style-name="P17"><text:span text:style-name="T115">- Um die Suche nach eine</text:span><text:span text:style-name="T137">m</text:span><text:span text:style-name="T115"> Element zu beschränken können wir ein Context einsetzen. Es l</text:span><text:span text:style-name="T137">o</text:span><text:span text:style-name="T115">hnt sich nicht über den gesamtes DOM </text:span><text:span text:style-name="T137">nach</text:span><text:span text:style-name="T115"> eine</text:span><text:span text:style-name="T137">m</text:span><text:span text:style-name="T115"> Element zu suchen wenn wir schon „ungefähr“ wissen wo es liegen soll. </text:span><text:span text:style-name="T26">In </text:span><text:change text:change-id="ct299958792"/><text:span text:style-name="T102">F</text:span><text:span text:style-name="T26">all</text:span><text:span text:style-name="T102">e</text:span><text:change-start text:change-id="ct299960144"/><text:span text:style-name="T102"> </text:span><text:change-end text:change-id="ct299960144"/><text:span text:style-name="T26">von z.B. mehrere</text:span><text:span text:style-name="T102">n</text:span><text:span text:style-name="T26">„spans“ in einen „div“ können wir </text:span><text:span text:style-name="T102">entweder</text:span><text:span text:style-name="T26"> </text:span><text:span text:style-name="T103">$('#divId span')</text:span><text:span text:style-name="T26"> oder </text:span><text:span text:style-name="T103">$('span', '#divId')</text:span><text:span text:style-name="T26"> verwenden.</text:span></text:p>
      <text:p text:style-name="P17"><text:span text:style-name="T26">- Selektoren mit „Context“ </text:span><text:span text:style-name="T102">werden</text:span><text:span text:style-name="T26"> bei JQM von rechts nach links abgearbeitet. </text:span><text:span text:style-name="T102">Im</text:span><text:span text:style-name="T26"> </text:span><text:span text:style-name="T102">o</text:span><text:span text:style-name="T26">beren Beispiel ist es also </text:span><text:span text:style-name="T102">b</text:span><text:span text:style-name="T26">esser die </text:span><text:span text:style-name="T103">$('span', '#divId')</text:span><text:span text:style-name="T26"> Variante zu verwenden. Im </text:span><text:soft-page-break/><text:span text:style-name="T26">Hintergrund wandelt JQM diese </text:span><text:span text:style-name="T102">V</text:span><text:span text:style-name="T26">ariante in einen </text:span><text:span text:style-name="T103">$('#divId').find('span') </text:span><text:span text:style-name="T107">um, </text:span><text:span text:style-name="T26">wir können also direkt diese Variante verwenden und uns noch ein bisschen Zeit Sparen.</text:span></text:p>
      <text:p text:style-name="P57"/>
      <text:p text:style-name="P57"><text:span text:style-name="T124">3. </text:span>onClick Verzögerung</text:p>
      <text:p text:style-name="P66"/>
      <text:p text:style-name="P18"><text:span text:style-name="T27">Um </text:span><text:change-start text:change-id="ct299959000"/><text:span text:style-name="T27">„</text:span><text:change-end text:change-id="ct299959000"/><text:span text:style-name="T27">Gest</text:span><text:span text:style-name="T132">e</text:span><text:span text:style-name="T137">n</text:span><text:change-start text:change-id="ct299957752"/><text:span text:style-name="T137">“</text:span><text:change-end text:change-id="ct299957752"/><text:span text:style-name="T27"> zu erlauben wird </text:span><text:span text:style-name="T137">künstlich </text:span><text:span text:style-name="T27">ein</text:span><text:span text:style-name="T137">e</text:span><text:span text:style-name="T27"> </text:span><text:span text:style-name="T137">Verzögerung von </text:span><text:span text:style-name="T27">c.a. 300ms </text:span><text:change text:change-id="ct299959104"/><text:span text:style-name="T27">auf das onClick() </text:span><text:span text:style-name="T132">E</text:span><text:span text:style-name="T27">vent <text:s/>gebaut. In </text:span><text:span text:style-name="T137">den m</text:span><text:span text:style-name="T27">eisten Fälle</text:span><text:span text:style-name="T137">n</text:span><text:change-start text:change-id="ct299957960"/><text:span text:style-name="T137"> </text:span><text:change-end text:change-id="ct299957960"/><text:span text:style-name="T27">braucht man es nicht und könnte </text:span><text:span text:style-name="T137">so</text:span><text:span text:style-name="T27"> viel</text:span><text:change text:change-id="ct299958896"/><text:span text:style-name="T27"> „Responsiveness“ gewinnen. </text:span></text:p>
      <text:p text:style-name="P19"/>
      <text:p text:style-name="P19">Eine Lösung ist da<text:span text:style-name="T137">s</text:span> „Tap“ Event<text:change text:change-id="ct299958064"/>, oder eine Javascript Bibliothek wie FastClick [<text:change-start text:change-id="ct299941112"/><text:span text:style-name="T162">1</text:span><text:change-end text:change-id="ct299941112"/><text:change-start text:change-id="ct299938928"/><text:span text:style-name="T166">1</text:span><text:change-end text:change-id="ct299938928"/>]<text:change-start text:change-id="ct299959208"/>.<text:change-end text:change-id="ct299959208"/><text:change text:change-id="ct299959624"/></text:p>
      <text:p text:style-name="P70"/>
      <text:p text:style-name="P55">4. Page Prefetching / Caching</text:p>
      <text:p text:style-name="P60"/>
      <text:p text:style-name="P20"><text:span text:style-name="T100">JQM erlaubt </text:span><text:span text:style-name="T28">uns Seiten zu Cachen, was in unserem Fall wo die Daten sich selten </text:span><text:span text:style-name="T102">ä</text:span><text:span text:style-name="T28">ndern</text:span><text:change-start text:change-id="ct299960040"/><text:span text:style-name="T28">,</text:span><text:change-end text:change-id="ct299960040"/><text:span text:style-name="T28"> wirklich Sinn macht. Dies kann am div-Element Level via</text:span><text:change text:change-id="ct299960248"/><text:span text:style-name="T104">“data-dom-cache=true“</text:span><text:span text:style-name="T28">, direkt als Globale Einstellung via </text:span><text:span text:style-name="T104">„$.mobile.page.prototype.options.domCache = true“</text:span><text:span text:style-name="T28"> oder via Javascript </text:span><text:span text:style-name="T104">„</text:span><text:span text:style-name="Source_20_Text"><text:span text:style-name="Variable"><text:span text:style-name="T119">pageContainerElement</text:span></text:span></text:span><text:span text:style-name="Source_20_Text"><text:span text:style-name="T119">.page({ domCache: true });“</text:span></text:span></text:p>
      <text:p text:style-name="P58"><text:s/>eingestellt werden.</text:p>
      <text:p text:style-name="P59"/>
      <text:p text:style-name="P21"><text:span text:style-name="T137">Im </text:span><text:span text:style-name="T130">Fall von </text:span><text:span text:style-name="T137">m</text:span><text:span text:style-name="T130">ehrere</text:span><text:span text:style-name="T137">n</text:span><text:span text:style-name="T130">HTML Seiten kann man via der Tag </text:span><text:span text:style-name="T52">„data-prefetch“</text:span><text:span text:style-name="T29"> Seiten im Hintergrund laden. </text:span><text:span text:style-name="T62">Bei m</text:span><text:span text:style-name="T29">obile</text:span><text:span text:style-name="T62">n</text:span><text:span text:style-name="T29">Webseite würde es Bandwidth brauchen, aber in unsere</text:span><text:span text:style-name="T62">r</text:span><text:span text:style-name="T29"> Offline-App </text:span><text:change text:change-id="ct299928112"/><text:span text:style-name="T29">ist es natürlich ganz praktisch.</text:span></text:p>
      <text:p text:style-name="P18"><text:change-start text:change-id="ct299956608"/></text:p>
      <text:p text:style-name="P103"><text:span text:style-name="T147">5. Asynchron DOM Refresh</text:span></text:p>
      <text:p text:style-name="P103"><text:span text:style-name="T147"/></text:p>
      <text:p text:style-name="P103"><text:span text:style-name="T147">Eins habe ich festgestellt ist „sehr teuer“: der DOM Dynamisch befüllen/manipulieren und auffrischen. Wenn man z.B. Elemente in eine ListView hinzufügt, sollte man dann etwas wie </text:span><text:span text:style-name="T55">„myList.listView.refresh()“</text:span><text:span text:style-name="T147"> aufrufen so das die Liste neu gemalt wird. Meine 100 Elemente Liste vollständig </text:span><text:span text:style-name="T151">dargestellt zu kriegen</text:span><text:span text:style-name="T147"> hat bis zum 15 Sekunden auf den Geräten gedauert.</text:span></text:p>
      <text:p text:style-name="P103"><text:span text:style-name="T147"/></text:p>
      <text:p text:style-name="P22"><text:span text:style-name="T147">Die Beste Lösung das ich dafür gefunden habe ist eine Asynchrone Ladung </text:span><text:span text:style-name="T148">von Einzel Elemente (oder bis zu zehn Stück) </text:span><text:span text:style-name="T147">zu machen. </text:span><text:span text:style-name="T149">Das lässt sich in Javascript </text:span><text:span text:style-name="T113">anhand ei</text:span><text:span text:style-name="T108">n </text:span><text:span text:style-name="T105">„self.setInterval()“</text:span><text:span text:style-name="T108"> Funktion gut machen. Die Liste ist nicht sofort vollständig befüllt (und in meinem Fall ging es trotzdem schnell genug das der Anwender nicht mit ein schnelles-scrollen es überholen </text:span><text:soft-page-break/><text:span text:style-name="T108">könnte), der Bildschirm aber schon ; was für der Anwender</text:span><text:span text:style-name="T109">s Gefühl</text:span><text:span text:style-name="T108"> genug ist.</text:span><text:change-end text:change-id="ct299956608"/><text:change text:change-id="ct219284896"/><text:change-start text:change-id="ct299958376"/></text:p>
      <text:p text:style-name="P99"><text:span text:style-name="T30">Bittere Ende</text:span></text:p>
      <text:p text:style-name="P97"><text:span text:style-name="T30"/></text:p>
      <text:p text:style-name="P101"><text:span text:style-name="T30">Trotz diese Tips &amp; Tricks ist meine App nicht schnell genug geworden. Es läuft</text:span><text:change-end text:change-id="ct299958376"/><text:change-start text:change-id="ct299959936"/><text:span text:style-name="T30"> zwar </text:span><text:span text:style-name="T144">sehr </text:span><text:span text:style-name="T30">gut auf </text:span><text:span text:style-name="T152">neuere/</text:span><text:span text:style-name="T144">starke </text:span><text:span text:style-name="T30">Geräte</text:span><text:change-end text:change-id="ct299959936"/><text:change-start text:change-id="ct299958168"/><text:span text:style-name="T30"> aber auf altere/</text:span><text:span text:style-name="T144">schwächere</text:span><text:span text:style-name="T30"> Kisten leide</text:span><text:span text:style-name="T144">n</text:span><text:span text:style-name="T30"> d</text:span><text:span text:style-name="T144">ie </text:span><text:span text:style-name="T153">Antwort-Zeiten</text:span><text:span text:style-name="T30"> und da</text:span><text:span text:style-name="T153">mit</text:span><text:span text:style-name="T30"> </text:span><text:span text:style-name="T144">gesamtes</text:span><text:span text:style-name="T30"> </text:span><text:span text:style-name="T153">Usability</text:span><text:span text:style-name="T30">.</text:span></text:p>
      <text:p text:style-name="P101"><text:span text:style-name="T30"/></text:p>
      <text:p text:style-name="P105"><text:span text:style-name="T156">Schlaue </text:span><text:span text:style-name="T144">Rendering von Seiten </text:span><text:span text:style-name="T156">via</text:span><text:span text:style-name="T144"> Asynchrone Patterns </text:span><text:span text:style-name="T154">und caching von Seiten helfen um schnelle Transitionen zu bekommen, lösen aber nicht die Schnelligkeit der </text:span><text:span text:style-name="T144">Navigation innerhalb eine Seite.</text:span><text:span text:style-name="T30"> </text:span>Die List-Elemente <text:span text:style-name="T144">z.B. brauchen </text:span><text:span text:style-name="T156">immer noch zu viel Zeit </text:span><text:span text:style-name="T144">um sich </text:span><text:span text:style-name="T156">aufzuklappen</text:span><text:span text:style-name="T144">, und T</text:span><text:span text:style-name="T155">a</text:span><text:span text:style-name="T144">p </text:span><text:span text:style-name="T156">Kommandos </text:span><text:span text:style-name="T144">fühlen sich </text:span><text:span text:style-name="T156">noch </text:span><text:span text:style-name="T144">wohl sehr fremd ; man überlegt sich immer ob das Handy das Event wirklich registriert hat. Das kann </text:span><text:span text:style-name="T145">leider </text:span><text:span text:style-name="T144">nicht sein ; </text:span><text:span text:style-name="T145">es entspricht nicht die Qualität dass ich erwarte</text:span><text:span text:style-name="T144">.</text:span></text:p>
      <text:p text:style-name="P97"><text:span text:style-name="T30"/></text:p>
      <text:p text:style-name="P97"><text:span text:style-name="T30">Zusätzlich </text:span><text:span text:style-name="T144">dazu, sollte diese App als Tool für Entwickler Konferenzen dienen. W</text:span><text:span text:style-name="T30">ie soll ich dann mein Techniker-Publikum erklären dass ein Handy mit einem Quad-Core Processor gebraucht ist um </text:span><text:span text:style-name="T144">e</text:span><text:span text:style-name="T30">in Datendarstellungsprogramm sauber laufen lassen zu können?</text:span><text:change-end text:change-id="ct299958168"/><text:change-start text:change-id="ct299929776"/></text:p>
      <text:p text:style-name="P97"><text:change-end text:change-id="ct299929776"/><text:change-start text:change-id="ct299929256"/><text:span text:style-name="T30"/></text:p>
      <text:p text:style-name="P97"><text:change-end text:change-id="ct299929256"/><text:change-start text:change-id="ct299959312"/><text:span text:style-name="T30">Ich arbeite </text:span><text:span text:style-name="T144">die </text:span><text:span text:style-name="T30">Liste </text:span><text:span text:style-name="T144">also </text:span><text:span text:style-name="T30">weiter</text:span><text:change-end text:change-id="ct299959312"/><text:change-start text:change-id="ct299955568"/><text:span text:style-name="T30">.</text:span></text:p>
      <text:p text:style-name="P97"><text:span text:style-name="T30"/></text:p>
      <text:p text:style-name="P100">Wie geht’s weiter?</text:p>
      <text:p text:style-name="P97"><text:span text:style-name="T30"/></text:p>
      <text:p text:style-name="P102"><text:span text:style-name="T144">Meinem Ersten Ziel ist </text:span><text:span text:style-name="T145">der Punkt 2 abzuarbeiten. Nähmilch </text:span><text:span text:style-name="T144">ein sehr einfaches Design zu schaffen</text:span><text:change-end text:change-id="ct299955568"/><text:change-start text:change-id="ct299956400"/><text:span text:style-name="T144"> mit weniger Information auf jede Seite aber dafür mehr Seiten </text:span><text:span text:style-name="T145">und</text:span><text:span text:style-name="T144"> mehr Navigation.</text:span><text:change-end text:change-id="ct299956400"/><text:change-start text:change-id="ct299955880"/><text:span text:style-name="T144"> Da dass </text:span><text:span text:style-name="T145">es sich um eine App und nicht eine Mobile-Webseite handelt </text:span><text:span text:style-name="T157">sollte</text:span><text:span text:style-name="T144"> nachladen </text:span><text:span text:style-name="T145">kein Thema </text:span><text:span text:style-name="T157">sein</text:span><text:span text:style-name="T144">.</text:span><text:change-end text:change-id="ct299955880"/><text:change-start text:change-id="ct299955984"/><text:span text:style-name="T144"> </text:span><text:span text:style-name="T145">Was aber wichtig erscheint ist das jede Seite für sich schnell &amp; bedienbar ist, </text:span><text:span text:style-name="T158">dass der </text:span><text:span text:style-name="T145">Native </text:span><text:span text:style-name="T158">Gefühl da ist</text:span><text:span text:style-name="T145">.</text:span><text:change-end text:change-id="ct299955984"/><text:change-start text:change-id="ct299952864"/><text:span text:style-name="T145"> </text:span><text:change-end text:change-id="ct299952864"/><text:change-start text:change-id="ct299954320"/><text:span text:style-name="T145">Vielleicht lässt sich so etwas mit JQM doch machen.</text:span></text:p>
      <text:p text:style-name="P101"><text:span text:style-name="T145"/></text:p>
      <text:p text:style-name="P103"><text:span text:style-name="T159">Sollte es nicht der </text:span><text:span text:style-name="T145">Fall sein, werde ich Punkte 3 und 4 angreifen. Kurz habe ich schon anhand Adobe Topcoat </text:span><text:span text:style-name="T147">[1</text:span><text:span text:style-name="T167">2</text:span><text:span text:style-name="T147">]</text:span><text:span text:style-name="T145"> und Zepto </text:span><text:span text:style-name="T147">[1</text:span><text:span text:style-name="T167">3</text:span><text:span text:style-name="T147">]</text:span><text:span text:style-name="T145"> ein Prototyp erstellt. Topcoat bietet </text:span><text:change-end text:change-id="ct299954320"/><text:change-start text:change-id="ct299929672"/><text:span text:style-name="T120">CSS f</text:span><text:span text:style-name="T121">ür</text:span><text:span text:style-name="T120"> </text:span><text:span text:style-name="T121">saubere und schnelle W</text:span><text:span text:style-name="T120">eb</text:span><text:span text:style-name="T121">Applikationen</text:span><text:change-end text:change-id="ct299929672"/><text:change-start text:change-id="ct299928736"/><text:span text:style-name="T46"> und Zept</text:span><text:span text:style-name="T145">o ist eine </text:span><text:span text:style-name="T147">minimalistische &amp; schlanke </text:span><text:span text:style-name="T145">JQuery Alternative, </text:span><text:span text:style-name="T147">die für der MobileWeb gedacht würde</text:span><text:span text:style-name="T145">.</text:span><text:change-end text:change-id="ct299928736"/><text:change-start text:change-id="ct299956296"/><text:span text:style-name="T145"> </text:span><text:change-end text:change-id="ct299956296"/><text:change-start text:change-id="ct299956504"/></text:p>
      <text:p text:style-name="P103"><text:change-end text:change-id="ct299956504"/><text:change-start text:change-id="ct299929880"/><text:soft-page-break/><text:span text:style-name="T145">Beide sind </text:span><text:span text:style-name="T147">also </text:span><text:span text:style-name="T145">Performan</text:span><text:span text:style-name="T159">z</text:span><text:span text:style-name="T145">-orientiert</text:span><text:change-end text:change-id="ct299929880"/><text:change-start text:change-id="ct299954736"/><text:span text:style-name="T145"> </text:span><text:span text:style-name="T147">und könnten uns da </text:span><text:span text:style-name="T159">vielleicht</text:span><text:span text:style-name="T147"> helfen. Leider bin ich durch meinem Prototyp schon </text:span><text:change-end text:change-id="ct299954736"/><text:change-start text:change-id="ct299928528"/><text:span text:style-name="T147">an </text:span><text:change-end text:change-id="ct299928528"/><text:change-start text:change-id="ct299929360"/><text:span text:style-name="T147">Browser-unterschiede gestoßen die JQM für mich glatt gezogen</text:span><text:change-end text:change-id="ct299929360"/><text:change-start text:change-id="ct299928216"/><text:span text:style-name="T147"> hatte und das ich jetzt selber abarbeiten </text:span><text:span text:style-name="T159">müsste</text:span><text:span text:style-name="T147">. Habe ich fast alles diese Unterschiede </text:span><text:span text:style-name="T159">entdeckt</text:span><text:span text:style-name="T147"> oder ist das das Eisbergspitze?</text:span><text:change-end text:change-id="ct299928216"/><text:change-start text:change-id="ct299927696"/></text:p>
      <text:p text:style-name="P103"><text:span text:style-name="T147"/></text:p>
      <text:p text:style-name="P103"><text:span text:style-name="T147">Da habe ich noch was vor mir.</text:span><text:change-end text:change-id="ct299927696"/></text:p>
      <text:p text:style-name="Referenzen">Referenzen</text:p>
      <text:p text:style-name="P116"><text:span text:style-name="T41"/></text:p>
      <text:p text:style-name="P110"><text:span text:style-name="T38">[1] </text:span><text:span text:style-name="T40">Vom Duke zum Droid, Lehren eines Android-Anfängers von Andreas Heiduk. KaffeeKlatsch 11/2013</text:span></text:p>
      <text:p text:style-name="P111"><text:span text:style-name="T38">[2] </text:span><text:span text:style-name="T39">Mind the gap! Plattformübergreifende mobile Entwicklung mit PhoneGap von Werner Eberling. Kaffee-Klatsch 01/2012</text:span></text:p>
      <text:p text:style-name="P108"><text:span text:style-name="T110">[3] </text:span><text:span text:style-name="T111">Adobe Systems, </text:span><text:a xlink:type="simple" xlink:href="http://www.adobe.com/">http://www.adobe.com/</text:a><text:span text:style-name="T111"> </text:span></text:p>
      <text:p text:style-name="P108"><text:span text:style-name="T110">[</text:span><text:span text:style-name="T111">4</text:span><text:span text:style-name="T110">] </text:span><text:span text:style-name="T111">Apache Cordova, </text:span><text:a xlink:type="simple" xlink:href="http://cordova.apache.org/">http://cordova.apache.org/</text:a><text:span text:style-name="T111"> </text:span></text:p>
      <text:p text:style-name="P108"><text:span text:style-name="T110">[</text:span><text:span text:style-name="T111">5</text:span><text:span text:style-name="T110">] </text:span><text:span text:style-name="T111">PhoneGap Build, </text:span><text:a xlink:type="simple" xlink:href="https://build.phonegap.com/">https://build.phonegap.com/</text:a><text:span text:style-name="T111"> </text:span></text:p>
      <text:p text:style-name="P108"><text:span text:style-name="T110">[</text:span><text:span text:style-name="T111">6</text:span><text:span text:style-name="T110">] </text:span><text:span text:style-name="T111">Telerik's Icenium, </text:span><text:a xlink:type="simple" xlink:href="http://www.icenium.com/">http://www.icenium.com/</text:a><text:span text:style-name="T111"> </text:span></text:p>
      <text:p text:style-name="P108"><text:span text:style-name="T110">[</text:span><text:span text:style-name="T111">7</text:span><text:span text:style-name="T110">] </text:span><text:span text:style-name="T111">JQueryMobile, </text:span><text:a xlink:type="simple" xlink:href="http://jquerymobile.com/">http://jquerymobile.com/</text:a><text:span text:style-name="T111"> </text:span></text:p>
      <text:p text:style-name="P112"><text:span text:style-name="T43">[8] Web2touch, Web-Entwicklung für mobile Endgeräte mit jQuery Mobile von Werner Eberling. Kaffee-klatsch 08/2012</text:span></text:p>
      <text:p text:style-name="P108"><text:span text:style-name="T110">[</text:span><text:span text:style-name="T111">9</text:span><text:span text:style-name="T110">] </text:span><text:span text:style-name="T111">RippleEmulator, </text:span><text:a xlink:type="simple" xlink:href="https://chrome.google.com/webstore/detail/ripple-emulator-beta/geelfhphabnejjhdalkjhgipohgpdnoc?hl=en">https://chrome.google.com/webstore/detail/ripple-emulator-beta/geelfhphabnejjhdalkjhgipohgpdnoc</text:a></text:p>
      <text:p text:style-name="P108"><text:span text:style-name="T110">[</text:span><text:span text:style-name="T111">10</text:span><text:span text:style-name="T110">] </text:span><text:span text:style-name="T111">Mobile/RDW Tester, </text:span><text:a xlink:type="simple" xlink:href="https://chrome.google.com/webstore/detail/mobilerwd-tester/elmekokodcohlommfikpmojheggnbelo">https://chrome.google.com/webstore/detail/mobilerwd-tester/elmekokodcohlommfikpmojheggnbelo</text:a><text:span text:style-name="T111"> </text:span></text:p>
      <text:p text:style-name="P109"><text:span text:style-name="T110">[</text:span><text:span text:style-name="T111">11</text:span><text:span text:style-name="T110">] </text:span><text:span text:style-name="T111">Fastclick, </text:span><text:a xlink:type="simple" xlink:href="https://github.com/ftlabs/fastclick">https://github.com/ftlabs/fastclick</text:a><text:span text:style-name="T112"> </text:span></text:p>
      <text:p text:style-name="P108"><text:span text:style-name="T110">[</text:span><text:span text:style-name="T111">12</text:span><text:span text:style-name="T110">] </text:span><text:span text:style-name="T111">Adobe Topcoat, </text:span><text:a xlink:type="simple" xlink:href="http://topcoat.io/">http://topcoat.io/</text:a><text:span text:style-name="T111"> </text:span></text:p>
      <text:p text:style-name="P108"><text:span text:style-name="T110">[</text:span><text:span text:style-name="T111">13]</text:span><text:span text:style-name="T110"> </text:span><text:span text:style-name="T111">Zepto, </text:span><text:a xlink:type="simple" xlink:href="http://zeptojs.com/">http://zeptojs.com/</text:a><text:span text:style-name="T1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ource Sans Pro" svg:font-family="'Source Sans Pro', source-sans-pro, HelveticaNeue, 'Helvetica Neue', Helvetica, Arial, sans-serif"/>
    <style:font-face style:name="StarSymbol" svg:font-family="StarSymbol"/>
    <style:font-face style:name="Times New Roman1" svg:font-family="'Times New Roman'"/>
    <style:font-face style:name="Consolas1" svg:font-family="Consolas" style:font-adornments="Standard" style:font-family-generic="roman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Consolas" svg:font-family="Consolas" style:font-adornments="Standard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40</meta:editing-cycles>
    <meta:editing-duration>P1DT3H28M23S</meta:editing-duration>
    <dc:date>2014-01-09T13:53:38.94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7" meta:paragraph-count="95" meta:word-count="2198" meta:character-count="14891" meta:non-whitespace-character-count="12750"/>
    <meta:user-defined meta:name="Info 1"/>
    <meta:user-defined meta:name="Info 2"/>
    <meta:user-defined meta:name="Info 3"/>
    <meta:user-defined meta:name="Info 4"/>
  </office:meta>
</office:document-meta>
</file>